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高雄市第1選舉區">
      <style:table-properties table:display="true" style:writing-mode="lr-tb"/>
    </style:style>
    <style:style style:name="ta2" style:family="table" style:master-page-name="PageStyle_5f_高雄市第2選舉區">
      <style:table-properties table:display="true" style:writing-mode="lr-tb"/>
    </style:style>
    <style:style style:name="ta3" style:family="table" style:master-page-name="PageStyle_5f_高雄市第3選舉區">
      <style:table-properties table:display="true" style:writing-mode="lr-tb"/>
    </style:style>
    <style:style style:name="ta4" style:family="table" style:master-page-name="PageStyle_5f_高雄市第4選舉區">
      <style:table-properties table:display="true" style:writing-mode="lr-tb"/>
    </style:style>
    <style:style style:name="ta5" style:family="table" style:master-page-name="PageStyle_5f_高雄市第5選舉區">
      <style:table-properties table:display="true" style:writing-mode="lr-tb"/>
    </style:style>
    <style:style style:name="ta6" style:family="table" style:master-page-name="PageStyle_5f_高雄市第6選舉區">
      <style:table-properties table:display="true" style:writing-mode="lr-tb"/>
    </style:style>
    <style:style style:name="ta7" style:family="table" style:master-page-name="PageStyle_5f_高雄市第7選舉區">
      <style:table-properties table:display="true" style:writing-mode="lr-tb"/>
    </style:style>
    <style:style style:name="ta8" style:family="table" style:master-page-name="PageStyle_5f_高雄市第8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高雄市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高雄市第1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義迪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曾尹儷</text:p>
            <text:p>台灣民眾黨</text:p>
          </table:table-cell>
          <table:table-cell table:style-name="ce1" office:value-type="string" calcext:value-type="string" table:number-columns-spanned="1" table:number-rows-spanned="3">
            <text:p>(3)</text:p>
            <text:p>劉承智</text:p>
            <text:p>人民最大黨</text:p>
          </table:table-cell>
          <table:table-cell table:style-name="ce1" office:value-type="string" calcext:value-type="string" table:number-columns-spanned="1" table:number-rows-spanned="3">
            <text:p>(4)</text:p>
            <text:p>邱議瑩</text:p>
            <text:p>民主進步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2219" calcext:value-type="float">
            <text:p>42,219</text:p>
          </table:table-cell>
          <table:table-cell table:style-name="ce3" office:value-type="float" office:value="22169" calcext:value-type="float">
            <text:p>22,169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79567" calcext:value-type="float">
            <text:p>79,567</text:p>
          </table:table-cell>
          <table:table-cell table:style-name="ce3" office:value-type="float" office:value="145551" calcext:value-type="float">
            <text:p>145,551</text:p>
          </table:table-cell>
          <table:table-cell table:style-name="ce3" office:value-type="float" office:value="3100" calcext:value-type="float">
            <text:p>3,100</text:p>
          </table:table-cell>
          <table:table-cell table:style-name="ce3" office:value-type="float" office:value="148651" calcext:value-type="float">
            <text:p>148,6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8653" calcext:value-type="float">
            <text:p>148,653</text:p>
          </table:table-cell>
          <table:table-cell table:style-name="ce3" office:value-type="float" office:value="68814" calcext:value-type="float">
            <text:p>68,814</text:p>
          </table:table-cell>
          <table:table-cell table:style-name="ce3" office:value-type="float" office:value="217467" calcext:value-type="float">
            <text:p>217,467</text:p>
          </table:table-cell>
          <table:table-cell table:style-name="ce4" office:value-type="string" calcext:value-type="string">
            <text:p>68.3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桃源區</text:p>
          </table:table-cell>
          <table:table-cell table:style-name="ce2"/>
          <table:table-cell table:style-name="ce3" office:value-type="float" office:value="58" calcext:value-type="float">
            <text:p>5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95" calcext:value-type="float">
            <text:p>295</text:p>
          </table:table-cell>
          <table:table-cell table:style-name="ce4" office:value-type="string" calcext:value-type="string">
            <text:p>5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拉芙蘭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勤和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23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3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中里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41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山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0.6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那瑪夏區</text:p>
          </table:table-cell>
          <table:table-cell table:style-name="ce2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14" calcext:value-type="float">
            <text:p>314</text:p>
          </table:table-cell>
          <table:table-cell table:style-name="ce4" office:value-type="string" calcext:value-type="string">
            <text:p>67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達卡努瓦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5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瑪雅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0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沙魯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7" calcext:value-type="float">
            <text:p>167</text:p>
          </table:table-cell>
          <table:table-cell table:style-name="ce4" office:value-type="string" calcext:value-type="string">
            <text:p>77.8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甲仙區</text:p>
          </table:table-cell>
          <table:table-cell table:style-name="ce2"/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018" calcext:value-type="float">
            <text:p>3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8" calcext:value-type="float">
            <text:p>3,018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4917" calcext:value-type="float">
            <text:p>4,917</text:p>
          </table:table-cell>
          <table:table-cell table:style-name="ce4" office:value-type="string" calcext:value-type="string">
            <text:p>6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97" calcext:value-type="float">
            <text:p>397</text:p>
          </table:table-cell>
          <table:table-cell table:style-name="ce4" office:value-type="string" calcext:value-type="string">
            <text:p>55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安里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田里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57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隆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6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關山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6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林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79" calcext:value-type="float">
            <text:p>479</text:p>
          </table:table-cell>
          <table:table-cell table:style-name="ce4" office:value-type="string" calcext:value-type="string">
            <text:p>57.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六龜區</text:p>
          </table:table-cell>
          <table:table-cell table:style-name="ce2"/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5830" calcext:value-type="float">
            <text:p>5,83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922" calcext:value-type="float">
            <text:p>5,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2" calcext:value-type="float">
            <text:p>5,922</text:p>
          </table:table-cell>
          <table:table-cell table:style-name="ce3" office:value-type="float" office:value="4128" calcext:value-type="float">
            <text:p>4,128</text:p>
          </table:table-cell>
          <table:table-cell table:style-name="ce3" office:value-type="float" office:value="10050" calcext:value-type="float">
            <text:p>10,050</text:p>
          </table:table-cell>
          <table:table-cell table:style-name="ce4" office:value-type="string" calcext:value-type="string">
            <text:p>58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威里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6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11" calcext:value-type="float">
            <text:p>611</text:p>
          </table:table-cell>
          <table:table-cell table:style-name="ce4" office:value-type="string" calcext:value-type="string">
            <text:p>6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6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發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5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荖濃里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54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龜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5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寶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6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龍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54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6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來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89" calcext:value-type="float">
            <text:p>789</text:p>
          </table:table-cell>
          <table:table-cell table:style-name="ce4" office:value-type="string" calcext:value-type="string">
            <text:p>58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56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津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72.2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杉林區</text:p>
          </table:table-cell>
          <table:table-cell table:style-name="ce2"/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5489" calcext:value-type="float">
            <text:p>5,48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578" calcext:value-type="float">
            <text:p>5,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8" calcext:value-type="float">
            <text:p>5,578</text:p>
          </table:table-cell>
          <table:table-cell table:style-name="ce3" office:value-type="float" office:value="3693" calcext:value-type="float">
            <text:p>3,693</text:p>
          </table:table-cell>
          <table:table-cell table:style-name="ce3" office:value-type="float" office:value="9271" calcext:value-type="float">
            <text:p>9,271</text:p>
          </table:table-cell>
          <table:table-cell table:style-name="ce4" office:value-type="string" calcext:value-type="string">
            <text:p>60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杉林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57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木梓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57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集來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170" calcext:value-type="float">
            <text:p>1,170</text:p>
          </table:table-cell>
          <table:table-cell table:style-name="ce4" office:value-type="string" calcext:value-type="string">
            <text:p>57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61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平里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5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507" calcext:value-type="float">
            <text:p>1,507</text:p>
          </table:table-cell>
          <table:table-cell table:style-name="ce4" office:value-type="string" calcext:value-type="string">
            <text:p>63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56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月美里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64.3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內門區</text:p>
          </table:table-cell>
          <table:table-cell table:style-name="ce2"/>
          <table:table-cell table:style-name="ce3" office:value-type="float" office:value="3360" calcext:value-type="float">
            <text:p>3,36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836" calcext:value-type="float">
            <text:p>3,836</text:p>
          </table:table-cell>
          <table:table-cell table:style-name="ce3" office:value-type="float" office:value="7817" calcext:value-type="float">
            <text:p>7,81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7956" calcext:value-type="float">
            <text:p>7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6" calcext:value-type="float">
            <text:p>7,956</text:p>
          </table:table-cell>
          <table:table-cell table:style-name="ce3" office:value-type="float" office:value="3944" calcext:value-type="float">
            <text:p>3,944</text:p>
          </table:table-cell>
          <table:table-cell table:style-name="ce3" office:value-type="float" office:value="11900" calcext:value-type="float">
            <text:p>11,900</text:p>
          </table:table-cell>
          <table:table-cell table:style-name="ce4" office:value-type="string" calcext:value-type="string">
            <text:p>66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坪里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6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66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富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65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61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66" calcext:value-type="float">
            <text:p>366</text:p>
          </table:table-cell>
          <table:table-cell table:style-name="ce4" office:value-type="string" calcext:value-type="string">
            <text:p>65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坑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76" calcext:value-type="float">
            <text:p>476</text:p>
          </table:table-cell>
          <table:table-cell table:style-name="ce4" office:value-type="string" calcext:value-type="string">
            <text:p>6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門里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6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豊里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68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觀亭里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577" calcext:value-type="float">
            <text:p>1,577</text:p>
          </table:table-cell>
          <table:table-cell table:style-name="ce4" office:value-type="string" calcext:value-type="string">
            <text:p>69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東里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南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65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58" calcext:value-type="float">
            <text:p>458</text:p>
          </table:table-cell>
          <table:table-cell table:style-name="ce4" office:value-type="string" calcext:value-type="string">
            <text:p>65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98" calcext:value-type="float">
            <text:p>598</text:p>
          </table:table-cell>
          <table:table-cell table:style-name="ce4" office:value-type="string" calcext:value-type="string">
            <text:p>64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木柵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66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6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山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68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70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旗山區</text:p>
          </table:table-cell>
          <table:table-cell table:style-name="ce2"/>
          <table:table-cell table:style-name="ce3" office:value-type="float" office:value="7881" calcext:value-type="float">
            <text:p>7,881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9683" calcext:value-type="float">
            <text:p>9,683</text:p>
          </table:table-cell>
          <table:table-cell table:style-name="ce3" office:value-type="float" office:value="20077" calcext:value-type="float">
            <text:p>20,07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0433" calcext:value-type="float">
            <text:p>20,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33" calcext:value-type="float">
            <text:p>20,433</text:p>
          </table:table-cell>
          <table:table-cell table:style-name="ce3" office:value-type="float" office:value="9263" calcext:value-type="float">
            <text:p>9,263</text:p>
          </table:table-cell>
          <table:table-cell table:style-name="ce3" office:value-type="float" office:value="29696" calcext:value-type="float">
            <text:p>29,696</text:p>
          </table:table-cell>
          <table:table-cell table:style-name="ce4" office:value-type="string" calcext:value-type="string">
            <text:p>68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118" calcext:value-type="float">
            <text:p>2,118</text:p>
          </table:table-cell>
          <table:table-cell table:style-name="ce4" office:value-type="string" calcext:value-type="string">
            <text:p>71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190" calcext:value-type="float">
            <text:p>2,190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湄洲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473" calcext:value-type="float">
            <text:p>1,473</text:p>
          </table:table-cell>
          <table:table-cell table:style-name="ce4" office:value-type="string" calcext:value-type="string">
            <text:p>66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圓富里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65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6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63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洲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68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27" calcext:value-type="float">
            <text:p>727</text:p>
          </table:table-cell>
          <table:table-cell table:style-name="ce4"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勝里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982" calcext:value-type="float">
            <text:p>1,982</text:p>
          </table:table-cell>
          <table:table-cell table:style-name="ce4" office:value-type="string" calcext:value-type="string">
            <text:p>68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5" calcext:value-type="float">
            <text:p>175</text:p>
          </table:table-cell>
          <table:table-cell table:style-name="ce4" office:value-type="string" calcext:value-type="string">
            <text:p>70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836" calcext:value-type="float">
            <text:p>1,836</text:p>
          </table:table-cell>
          <table:table-cell table:style-name="ce4" office:value-type="string" calcext:value-type="string">
            <text:p>72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昌里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68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峰里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0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吉里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870" calcext:value-type="float">
            <text:p>1,870</text:p>
          </table:table-cell>
          <table:table-cell table:style-name="ce4" office:value-type="string" calcext:value-type="string">
            <text:p>6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067" calcext:value-type="float">
            <text:p>3,067</text:p>
          </table:table-cell>
          <table:table-cell table:style-name="ce4" office:value-type="string" calcext:value-type="string">
            <text:p>67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協里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136" calcext:value-type="float">
            <text:p>2,136</text:p>
          </table:table-cell>
          <table:table-cell table:style-name="ce4" office:value-type="string" calcext:value-type="string">
            <text:p>69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鯤洲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74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68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8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洲里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68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92" calcext:value-type="float">
            <text:p>592</text:p>
          </table:table-cell>
          <table:table-cell table:style-name="ce4" office:value-type="string" calcext:value-type="string">
            <text:p>67.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美濃區</text:p>
          </table:table-cell>
          <table:table-cell table:style-name="ce2"/>
          <table:table-cell table:style-name="ce3" office:value-type="float" office:value="8182" calcext:value-type="float">
            <text:p>8,182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0035" calcext:value-type="float">
            <text:p>10,035</text:p>
          </table:table-cell>
          <table:table-cell table:style-name="ce3" office:value-type="float" office:value="21566" calcext:value-type="float">
            <text:p>21,56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1886" calcext:value-type="float">
            <text:p>21,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86" calcext:value-type="float">
            <text:p>21,886</text:p>
          </table:table-cell>
          <table:table-cell table:style-name="ce3" office:value-type="float" office:value="10953" calcext:value-type="float">
            <text:p>10,953</text:p>
          </table:table-cell>
          <table:table-cell table:style-name="ce3" office:value-type="float" office:value="32839" calcext:value-type="float">
            <text:p>32,839</text:p>
          </table:table-cell>
          <table:table-cell table:style-name="ce4" office:value-type="string" calcext:value-type="string">
            <text:p>66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446" calcext:value-type="float">
            <text:p>2,446</text:p>
          </table:table-cell>
          <table:table-cell table:style-name="ce4" office:value-type="string" calcext:value-type="string">
            <text:p>6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瀰濃里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155" calcext:value-type="float">
            <text:p>2,155</text:p>
          </table:table-cell>
          <table:table-cell table:style-name="ce4" office:value-type="string" calcext:value-type="string">
            <text:p>64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68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圳里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999" calcext:value-type="float">
            <text:p>1,999</text:p>
          </table:table-cell>
          <table:table-cell table:style-name="ce4" office:value-type="string" calcext:value-type="string">
            <text:p>68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和里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280" calcext:value-type="float">
            <text:p>2,280</text:p>
          </table:table-cell>
          <table:table-cell table:style-name="ce4" office:value-type="string" calcext:value-type="string">
            <text:p>64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祿興里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460" calcext:value-type="float">
            <text:p>2,460</text:p>
          </table:table-cell>
          <table:table-cell table:style-name="ce4" office:value-type="string" calcext:value-type="string">
            <text:p>6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6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壇里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897" calcext:value-type="float">
            <text:p>1,897</text:p>
          </table:table-cell>
          <table:table-cell table:style-name="ce4" office:value-type="string" calcext:value-type="string">
            <text:p>6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06" calcext:value-type="float">
            <text:p>1,606</text:p>
          </table:table-cell>
          <table:table-cell table:style-name="ce4" office:value-type="string" calcext:value-type="string">
            <text:p>6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和里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69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洋里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729" calcext:value-type="float">
            <text:p>1,729</text:p>
          </table:table-cell>
          <table:table-cell table:style-name="ce4" office:value-type="string" calcext:value-type="string">
            <text:p>66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吉東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672" calcext:value-type="float">
            <text:p>1,672</text:p>
          </table:table-cell>
          <table:table-cell table:style-name="ce4"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997" calcext:value-type="float">
            <text:p>1,997</text:p>
          </table:table-cell>
          <table:table-cell table:style-name="ce4" office:value-type="string" calcext:value-type="string">
            <text:p>65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獅山里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336" calcext:value-type="float">
            <text:p>2,336</text:p>
          </table:table-cell>
          <table:table-cell table:style-name="ce4" office:value-type="string" calcext:value-type="string">
            <text:p>67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肚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67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林里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63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6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66.3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茂林區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6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多納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4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山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茂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9.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阿蓮區</text:p>
          </table:table-cell>
          <table:table-cell table:style-name="ce2"/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9722" calcext:value-type="float">
            <text:p>9,722</text:p>
          </table:table-cell>
          <table:table-cell table:style-name="ce3" office:value-type="float" office:value="15998" calcext:value-type="float">
            <text:p>15,99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6419" calcext:value-type="float">
            <text:p>16,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19" calcext:value-type="float">
            <text:p>16,419</text:p>
          </table:table-cell>
          <table:table-cell table:style-name="ce3" office:value-type="float" office:value="6828" calcext:value-type="float">
            <text:p>6,828</text:p>
          </table:table-cell>
          <table:table-cell table:style-name="ce3" office:value-type="float" office:value="23247" calcext:value-type="float">
            <text:p>23,247</text:p>
          </table:table-cell>
          <table:table-cell table:style-name="ce4" office:value-type="string" calcext:value-type="string">
            <text:p>70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安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891" calcext:value-type="float">
            <text:p>1,891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峯山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後里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020" calcext:value-type="float">
            <text:p>2,020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崗山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阿蓮里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4632" calcext:value-type="float">
            <text:p>4,632</text:p>
          </table:table-cell>
          <table:table-cell table:style-name="ce4" office:value-type="string" calcext:value-type="string">
            <text:p>69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蓮里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491" calcext:value-type="float">
            <text:p>2,491</text:p>
          </table:table-cell>
          <table:table-cell table:style-name="ce4" office:value-type="string" calcext:value-type="string">
            <text:p>69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蓮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203" calcext:value-type="float">
            <text:p>2,203</text:p>
          </table:table-cell>
          <table:table-cell table:style-name="ce4" office:value-type="string" calcext:value-type="string">
            <text:p>72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旗里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68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安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74" calcext:value-type="float">
            <text:p>1,574</text:p>
          </table:table-cell>
          <table:table-cell table:style-name="ce4" office:value-type="string" calcext:value-type="string">
            <text:p>7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庫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0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蓮里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14" calcext:value-type="float">
            <text:p>2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4" calcext:value-type="float">
            <text:p>2,01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840" calcext:value-type="float">
            <text:p>2,840</text:p>
          </table:table-cell>
          <table:table-cell table:style-name="ce4" office:value-type="string" calcext:value-type="string">
            <text:p>70.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田寮區</text:p>
          </table:table-cell>
          <table:table-cell table:style-name="ce2"/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4004" calcext:value-type="float">
            <text:p>4,00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99" calcext:value-type="float">
            <text:p>4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9" calcext:value-type="float">
            <text:p>4,099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6052" calcext:value-type="float">
            <text:p>6,052</text:p>
          </table:table-cell>
          <table:table-cell table:style-name="ce4" office:value-type="string" calcext:value-type="string">
            <text:p>67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鹿埔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39" calcext:value-type="float">
            <text:p>339</text:p>
          </table:table-cell>
          <table:table-cell table:style-name="ce4" office:value-type="string" calcext:value-type="string">
            <text:p>71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65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6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string" calcext:value-type="string">
            <text:p>6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66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58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古亭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52" calcext:value-type="float">
            <text:p>452</text:p>
          </table:table-cell>
          <table:table-cell table:style-name="ce4" office:value-type="string" calcext:value-type="string">
            <text:p>67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0.9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燕巢區</text:p>
          </table:table-cell>
          <table:table-cell table:style-name="ce2"/>
          <table:table-cell table:style-name="ce3" office:value-type="float" office:value="3874" calcext:value-type="float">
            <text:p>3,874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0005" calcext:value-type="float">
            <text:p>10,005</text:p>
          </table:table-cell>
          <table:table-cell table:style-name="ce3" office:value-type="float" office:value="17225" calcext:value-type="float">
            <text:p>17,22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7671" calcext:value-type="float">
            <text:p>17,6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72" calcext:value-type="float">
            <text:p>17,672</text:p>
          </table:table-cell>
          <table:table-cell table:style-name="ce3" office:value-type="float" office:value="7293" calcext:value-type="float">
            <text:p>7,293</text:p>
          </table:table-cell>
          <table:table-cell table:style-name="ce3" office:value-type="float" office:value="24965" calcext:value-type="float">
            <text:p>24,965</text:p>
          </table:table-cell>
          <table:table-cell table:style-name="ce4" office:value-type="string" calcext:value-type="string">
            <text:p>70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69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008" calcext:value-type="float">
            <text:p>2,008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招里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210" calcext:value-type="float">
            <text:p>3,210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角宿里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615" calcext:value-type="float">
            <text:p>2,615</text:p>
          </table:table-cell>
          <table:table-cell table:style-name="ce4" office:value-type="string" calcext:value-type="string">
            <text:p>74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雄里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329" calcext:value-type="float">
            <text:p>2,329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20" calcext:value-type="float">
            <text:p>420</text:p>
          </table:table-cell>
          <table:table-cell table:style-name="ce4" office:value-type="string" calcext:value-type="string">
            <text:p>7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燕里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235" calcext:value-type="float">
            <text:p>2,235</text:p>
          </table:table-cell>
          <table:table-cell table:style-name="ce4" office:value-type="string" calcext:value-type="string">
            <text:p>72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燕里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3813" calcext:value-type="float">
            <text:p>3,813</text:p>
          </table:table-cell>
          <table:table-cell table:style-name="ce4" office:value-type="string" calcext:value-type="string">
            <text:p>68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燕里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180" calcext:value-type="float">
            <text:p>3,180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744" calcext:value-type="float">
            <text:p>1,744</text:p>
          </table:table-cell>
          <table:table-cell table:style-name="ce4" office:value-type="string" calcext:value-type="string">
            <text:p>68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深水里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311" calcext:value-type="float">
            <text:p>2,311</text:p>
          </table:table-cell>
          <table:table-cell table:style-name="ce4" office:value-type="string" calcext:value-type="string">
            <text:p>66.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樹區</text:p>
          </table:table-cell>
          <table:table-cell table:style-name="ce2"/>
          <table:table-cell table:style-name="ce3" office:value-type="float" office:value="4819" calcext:value-type="float">
            <text:p>4,819</text:p>
          </table:table-cell>
          <table:table-cell table:style-name="ce3" office:value-type="float" office:value="4198" calcext:value-type="float">
            <text:p>4,19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4645" calcext:value-type="float">
            <text:p>14,645</text:p>
          </table:table-cell>
          <table:table-cell table:style-name="ce3" office:value-type="float" office:value="23965" calcext:value-type="float">
            <text:p>23,96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4547" calcext:value-type="float">
            <text:p>24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47" calcext:value-type="float">
            <text:p>24,547</text:p>
          </table:table-cell>
          <table:table-cell table:style-name="ce3" office:value-type="float" office:value="10234" calcext:value-type="float">
            <text:p>10,234</text:p>
          </table:table-cell>
          <table:table-cell table:style-name="ce3" office:value-type="float" office:value="34781" calcext:value-type="float">
            <text:p>34,781</text:p>
          </table:table-cell>
          <table:table-cell table:style-name="ce4" office:value-type="string" calcext:value-type="string">
            <text:p>70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寮里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551" calcext:value-type="float">
            <text:p>2,551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曲里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347" calcext:value-type="float">
            <text:p>3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7" calcext:value-type="float">
            <text:p>3,347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4934" calcext:value-type="float">
            <text:p>4,934</text:p>
          </table:table-cell>
          <table:table-cell table:style-name="ce4" office:value-type="string" calcext:value-type="string">
            <text:p>67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久堂里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884" calcext:value-type="float">
            <text:p>3,884</text:p>
          </table:table-cell>
          <table:table-cell table:style-name="ce4" office:value-type="string" calcext:value-type="string">
            <text:p>71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安里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272" calcext:value-type="float">
            <text:p>2,272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寮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89" calcext:value-type="float">
            <text:p>2,089</text:p>
          </table:table-cell>
          <table:table-cell table:style-name="ce4" office:value-type="string" calcext:value-type="string">
            <text:p>7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檨腳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274" calcext:value-type="float">
            <text:p>3,274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山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73" calcext:value-type="float">
            <text:p>973</text:p>
          </table:table-cell>
          <table:table-cell table:style-name="ce4" office:value-type="string" calcext:value-type="string">
            <text:p>69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山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姑山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352" calcext:value-type="float">
            <text:p>1,352</text:p>
          </table:table-cell>
          <table:table-cell table:style-name="ce4" office:value-type="string" calcext:value-type="string">
            <text:p>68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井腳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坪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71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目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664" calcext:value-type="float">
            <text:p>1,664</text:p>
          </table:table-cell>
          <table:table-cell table:style-name="ce4" office:value-type="string" calcext:value-type="string">
            <text:p>68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432" calcext:value-type="float">
            <text:p>2,432</text:p>
          </table:table-cell>
          <table:table-cell table:style-name="ce4" office:value-type="string" calcext:value-type="string">
            <text:p>71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63" calcext:value-type="float">
            <text:p>963</text:p>
          </table:table-cell>
          <table:table-cell table:style-name="ce4" office:value-type="string" calcext:value-type="string">
            <text:p>67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埔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70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田里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819" calcext:value-type="float">
            <text:p>1,819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統嶺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70.1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社區</text:p>
          </table:table-cell>
          <table:table-cell table:style-name="ce2"/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4119" calcext:value-type="float">
            <text:p>4,119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096" calcext:value-type="float">
            <text:p>12,096</text:p>
          </table:table-cell>
          <table:table-cell table:style-name="ce3" office:value-type="float" office:value="20211" calcext:value-type="float">
            <text:p>20,21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0704" calcext:value-type="float">
            <text:p>20,7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05" calcext:value-type="float">
            <text:p>20,705</text:p>
          </table:table-cell>
          <table:table-cell table:style-name="ce3" office:value-type="float" office:value="8345" calcext:value-type="float">
            <text:p>8,345</text:p>
          </table:table-cell>
          <table:table-cell table:style-name="ce3" office:value-type="float" office:value="29050" calcext:value-type="float">
            <text:p>29,050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嘉誠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67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社里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177" calcext:value-type="float">
            <text:p>3,177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3256" calcext:value-type="float">
            <text:p>3,25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4769" calcext:value-type="float">
            <text:p>4,769</text:p>
          </table:table-cell>
          <table:table-cell table:style-name="ce4" office:value-type="string" calcext:value-type="string">
            <text:p>69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039" calcext:value-type="float">
            <text:p>3,039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奶里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564" calcext:value-type="float">
            <text:p>2,564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3678" calcext:value-type="float">
            <text:p>3,67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764" calcext:value-type="float">
            <text:p>3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4" calcext:value-type="float">
            <text:p>3,764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5214" calcext:value-type="float">
            <text:p>5,214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4752" calcext:value-type="float">
            <text:p>4,752</text:p>
          </table:table-cell>
          <table:table-cell table:style-name="ce4" office:value-type="string" calcext:value-type="string">
            <text:p>70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里里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106" calcext:value-type="float">
            <text:p>3,106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翠屏里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577" calcext:value-type="float">
            <text:p>1,577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高雄市第2選舉區" table:style-name="ta2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高雄市第2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曹桓榮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邱志偉</text:p>
            <text:p>民主進步黨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8168" calcext:value-type="float">
            <text:p>68,168</text:p>
          </table:table-cell>
          <table:table-cell table:style-name="ce3" office:value-type="float" office:value="117992" calcext:value-type="float">
            <text:p>117,992</text:p>
          </table:table-cell>
          <table:table-cell table:style-name="ce3" office:value-type="float" office:value="186160" calcext:value-type="float">
            <text:p>186,160</text:p>
          </table:table-cell>
          <table:table-cell table:style-name="ce3" office:value-type="float" office:value="4920" calcext:value-type="float">
            <text:p>4,920</text:p>
          </table:table-cell>
          <table:table-cell table:style-name="ce3" office:value-type="float" office:value="191080" calcext:value-type="float">
            <text:p>191,0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1082" calcext:value-type="float">
            <text:p>191,082</text:p>
          </table:table-cell>
          <table:table-cell table:style-name="ce3" office:value-type="float" office:value="72319" calcext:value-type="float">
            <text:p>72,319</text:p>
          </table:table-cell>
          <table:table-cell table:style-name="ce3" office:value-type="float" office:value="263401" calcext:value-type="float">
            <text:p>263,401</text:p>
          </table:table-cell>
          <table:table-cell table:style-name="ce4" office:value-type="string" calcext:value-type="string">
            <text:p>72.5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茄萣區</text:p>
          </table:table-cell>
          <table:table-cell table:style-name="ce2"/>
          <table:table-cell table:style-name="ce3" office:value-type="float" office:value="5564" calcext:value-type="float">
            <text:p>5,564</text:p>
          </table:table-cell>
          <table:table-cell table:style-name="ce3" office:value-type="float" office:value="11424" calcext:value-type="float">
            <text:p>11,424</text:p>
          </table:table-cell>
          <table:table-cell table:style-name="ce3" office:value-type="float" office:value="16988" calcext:value-type="float">
            <text:p>16,988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7460" calcext:value-type="float">
            <text:p>17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60" calcext:value-type="float">
            <text:p>17,460</text:p>
          </table:table-cell>
          <table:table-cell table:style-name="ce3" office:value-type="float" office:value="7809" calcext:value-type="float">
            <text:p>7,809</text:p>
          </table:table-cell>
          <table:table-cell table:style-name="ce3" office:value-type="float" office:value="25269" calcext:value-type="float">
            <text:p>25,269</text:p>
          </table:table-cell>
          <table:table-cell table:style-name="ce4" office:value-type="string" calcext:value-type="string">
            <text:p>69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73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67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白雲里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74" calcext:value-type="float">
            <text:p>1,674</text:p>
          </table:table-cell>
          <table:table-cell table:style-name="ce4" office:value-type="string" calcext:value-type="string">
            <text:p>74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賜里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62" calcext:value-type="float">
            <text:p>2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2" calcext:value-type="float">
            <text:p>2,562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676" calcext:value-type="float">
            <text:p>3,676</text:p>
          </table:table-cell>
          <table:table-cell table:style-name="ce4" office:value-type="string" calcext:value-type="string">
            <text:p>69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安里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685" calcext:value-type="float">
            <text:p>1,685</text:p>
          </table:table-cell>
          <table:table-cell table:style-name="ce4" office:value-type="string" calcext:value-type="string">
            <text:p>67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樂里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985" calcext:value-type="float">
            <text:p>1,985</text:p>
          </table:table-cell>
          <table:table-cell table:style-name="ce4" office:value-type="string" calcext:value-type="string">
            <text:p>69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泰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68.8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福里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6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和協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67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定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68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保定里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820" calcext:value-type="float">
            <text:p>2,820</text:p>
          </table:table-cell>
          <table:table-cell table:style-name="ce4" office:value-type="string" calcext:value-type="string">
            <text:p>70.0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定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68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定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67" calcext:value-type="float">
            <text:p>867</text:p>
          </table:table-cell>
          <table:table-cell table:style-name="ce4" office:value-type="string" calcext:value-type="string">
            <text:p>65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吉定里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3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崎漏里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4" calcext:value-type="float">
            <text:p>3,104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4667" calcext:value-type="float">
            <text:p>4,667</text:p>
          </table:table-cell>
          <table:table-cell table:style-name="ce4" office:value-type="string" calcext:value-type="string">
            <text:p>66.5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湖內區</text:p>
          </table:table-cell>
          <table:table-cell table:style-name="ce2"/>
          <table:table-cell table:style-name="ce3" office:value-type="float" office:value="5728" calcext:value-type="float">
            <text:p>5,728</text:p>
          </table:table-cell>
          <table:table-cell table:style-name="ce3" office:value-type="float" office:value="11650" calcext:value-type="float">
            <text:p>11,650</text:p>
          </table:table-cell>
          <table:table-cell table:style-name="ce3" office:value-type="float" office:value="17378" calcext:value-type="float">
            <text:p>17,378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7908" calcext:value-type="float">
            <text:p>17,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08" calcext:value-type="float">
            <text:p>17,908</text:p>
          </table:table-cell>
          <table:table-cell table:style-name="ce3" office:value-type="float" office:value="7252" calcext:value-type="float">
            <text:p>7,252</text:p>
          </table:table-cell>
          <table:table-cell table:style-name="ce3" office:value-type="float" office:value="25160" calcext:value-type="float">
            <text:p>25,160</text:p>
          </table:table-cell>
          <table:table-cell table:style-name="ce4" office:value-type="string" calcext:value-type="string">
            <text:p>71.1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27" calcext:value-type="float">
            <text:p>1,027</text:p>
          </table:table-cell>
          <table:table-cell table:style-name="ce4" office:value-type="string" calcext:value-type="string">
            <text:p>70.6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劉家里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0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太爺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5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188" calcext:value-type="float">
            <text:p>2,188</text:p>
          </table:table-cell>
          <table:table-cell table:style-name="ce4" office:value-type="string" calcext:value-type="string">
            <text:p>73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葉厝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592" calcext:value-type="float">
            <text:p>2,592</text:p>
          </table:table-cell>
          <table:table-cell table:style-name="ce4" office:value-type="string" calcext:value-type="string">
            <text:p>72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45" calcext:value-type="float">
            <text:p>2,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5" calcext:value-type="float">
            <text:p>2,645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655" calcext:value-type="float">
            <text:p>3,655</text:p>
          </table:table-cell>
          <table:table-cell table:style-name="ce4" office:value-type="string" calcext:value-type="string">
            <text:p>72.3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4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675" calcext:value-type="float">
            <text:p>3,675</text:p>
          </table:table-cell>
          <table:table-cell table:style-name="ce4" office:value-type="string" calcext:value-type="string">
            <text:p>71.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683" calcext:value-type="float">
            <text:p>1,683</text:p>
          </table:table-cell>
          <table:table-cell table:style-name="ce4" office:value-type="string" calcext:value-type="string">
            <text:p>70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4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賢里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114" calcext:value-type="float">
            <text:p>2,114</text:p>
          </table:table-cell>
          <table:table-cell table:style-name="ce4" office:value-type="string" calcext:value-type="string">
            <text:p>67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逸賢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69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忠興里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69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629" calcext:value-type="float">
            <text:p>2,629</text:p>
          </table:table-cell>
          <table:table-cell table:style-name="ce4" office:value-type="string" calcext:value-type="string">
            <text:p>67.7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路竹區</text:p>
          </table:table-cell>
          <table:table-cell table:style-name="ce2"/>
          <table:table-cell table:style-name="ce3" office:value-type="float" office:value="10408" calcext:value-type="float">
            <text:p>10,408</text:p>
          </table:table-cell>
          <table:table-cell table:style-name="ce3" office:value-type="float" office:value="19255" calcext:value-type="float">
            <text:p>19,255</text:p>
          </table:table-cell>
          <table:table-cell table:style-name="ce3" office:value-type="float" office:value="29663" calcext:value-type="float">
            <text:p>29,66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0443" calcext:value-type="float">
            <text:p>30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43" calcext:value-type="float">
            <text:p>30,443</text:p>
          </table:table-cell>
          <table:table-cell table:style-name="ce3" office:value-type="float" office:value="11207" calcext:value-type="float">
            <text:p>11,207</text:p>
          </table:table-cell>
          <table:table-cell table:style-name="ce3" office:value-type="float" office:value="41650" calcext:value-type="float">
            <text:p>41,650</text:p>
          </table:table-cell>
          <table:table-cell table:style-name="ce4" office:value-type="string" calcext:value-type="string">
            <text:p>73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滬里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099" calcext:value-type="float">
            <text:p>3,099</text:p>
          </table:table-cell>
          <table:table-cell table:style-name="ce4" office:value-type="string" calcext:value-type="string">
            <text:p>68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83" calcext:value-type="float">
            <text:p>1,083</text:p>
          </table:table-cell>
          <table:table-cell table:style-name="ce4" office:value-type="string" calcext:value-type="string">
            <text:p>72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達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4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鄉里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044" calcext:value-type="float">
            <text:p>1,044</text:p>
          </table:table-cell>
          <table:table-cell table:style-name="ce4" office:value-type="string" calcext:value-type="string">
            <text:p>75.9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嶺里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6.2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社西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36" calcext:value-type="float">
            <text:p>2,136</text:p>
          </table:table-cell>
          <table:table-cell table:style-name="ce4" office:value-type="string" calcext:value-type="string">
            <text:p>72.9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甲北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30" calcext:value-type="float">
            <text:p>2,030</text:p>
          </table:table-cell>
          <table:table-cell table:style-name="ce4" office:value-type="string" calcext:value-type="string">
            <text:p>73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226" calcext:value-type="float">
            <text:p>2,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6" calcext:value-type="float">
            <text:p>2,226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160" calcext:value-type="float">
            <text:p>3,160</text:p>
          </table:table-cell>
          <table:table-cell table:style-name="ce4" office:value-type="string" calcext:value-type="string">
            <text:p>70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坑里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490" calcext:value-type="float">
            <text:p>2,490</text:p>
          </table:table-cell>
          <table:table-cell table:style-name="ce4" office:value-type="string" calcext:value-type="string">
            <text:p>73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806" calcext:value-type="float">
            <text:p>1,806</text:p>
          </table:table-cell>
          <table:table-cell table:style-name="ce4" office:value-type="string" calcext:value-type="string">
            <text:p>69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357" calcext:value-type="float">
            <text:p>3,357</text:p>
          </table:table-cell>
          <table:table-cell table:style-name="ce4" office:value-type="string" calcext:value-type="string">
            <text:p>75.6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西里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73.4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北里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839" calcext:value-type="float">
            <text:p>2,839</text:p>
          </table:table-cell>
          <table:table-cell table:style-name="ce4" office:value-type="string" calcext:value-type="string">
            <text:p>73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南里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184" calcext:value-type="float">
            <text:p>2,184</text:p>
          </table:table-cell>
          <table:table-cell table:style-name="ce4" office:value-type="string" calcext:value-type="string">
            <text:p>75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爺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5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鴨寮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869" calcext:value-type="float">
            <text:p>1,869</text:p>
          </table:table-cell>
          <table:table-cell table:style-name="ce4" office:value-type="string" calcext:value-type="string">
            <text:p>72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社東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620" calcext:value-type="float">
            <text:p>1,620</text:p>
          </table:table-cell>
          <table:table-cell table:style-name="ce4" office:value-type="string" calcext:value-type="string">
            <text:p>75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社中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8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527" calcext:value-type="float">
            <text:p>2,527</text:p>
          </table:table-cell>
          <table:table-cell table:style-name="ce4" office:value-type="string" calcext:value-type="string">
            <text:p>71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社南里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3202" calcext:value-type="float">
            <text:p>3,20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4436" calcext:value-type="float">
            <text:p>4,436</text:p>
          </table:table-cell>
          <table:table-cell table:style-name="ce4" office:value-type="string" calcext:value-type="string">
            <text:p>73.8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永安區</text:p>
          </table:table-cell>
          <table:table-cell table:style-name="ce2"/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5348" calcext:value-type="float">
            <text:p>5,348</text:p>
          </table:table-cell>
          <table:table-cell table:style-name="ce3" office:value-type="float" office:value="8232" calcext:value-type="float">
            <text:p>8,23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418" calcext:value-type="float">
            <text:p>8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8" calcext:value-type="float">
            <text:p>8,418</text:p>
          </table:table-cell>
          <table:table-cell table:style-name="ce3" office:value-type="float" office:value="3475" calcext:value-type="float">
            <text:p>3,475</text:p>
          </table:table-cell>
          <table:table-cell table:style-name="ce3" office:value-type="float" office:value="11893" calcext:value-type="float">
            <text:p>11,893</text:p>
          </table:table-cell>
          <table:table-cell table:style-name="ce4" office:value-type="string" calcext:value-type="string">
            <text:p>70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573" calcext:value-type="float">
            <text:p>1,573</text:p>
          </table:table-cell>
          <table:table-cell table:style-name="ce4" office:value-type="string" calcext:value-type="string">
            <text:p>70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華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05" calcext:value-type="float">
            <text:p>1,805</text:p>
          </table:table-cell>
          <table:table-cell table:style-name="ce4" office:value-type="string" calcext:value-type="string">
            <text:p>71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313" calcext:value-type="float">
            <text:p>2,313</text:p>
          </table:table-cell>
          <table:table-cell table:style-name="ce4" office:value-type="string" calcext:value-type="string">
            <text:p>69.2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鹽田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69.1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保寧里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516" calcext:value-type="float">
            <text:p>2,516</text:p>
          </table:table-cell>
          <table:table-cell table:style-name="ce4" office:value-type="string" calcext:value-type="string">
            <text:p>71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2272" calcext:value-type="float">
            <text:p>2,27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287" calcext:value-type="float">
            <text:p>3,287</text:p>
          </table:table-cell>
          <table:table-cell table:style-name="ce4" office:value-type="string" calcext:value-type="string">
            <text:p>70.9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岡山區</text:p>
          </table:table-cell>
          <table:table-cell table:style-name="ce2"/>
          <table:table-cell table:style-name="ce3" office:value-type="float" office:value="23383" calcext:value-type="float">
            <text:p>23,383</text:p>
          </table:table-cell>
          <table:table-cell table:style-name="ce3" office:value-type="float" office:value="32443" calcext:value-type="float">
            <text:p>32,443</text:p>
          </table:table-cell>
          <table:table-cell table:style-name="ce3" office:value-type="float" office:value="55826" calcext:value-type="float">
            <text:p>55,826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57263" calcext:value-type="float">
            <text:p>57,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264" calcext:value-type="float">
            <text:p>57,264</text:p>
          </table:table-cell>
          <table:table-cell table:style-name="ce3" office:value-type="float" office:value="21149" calcext:value-type="float">
            <text:p>21,149</text:p>
          </table:table-cell>
          <table:table-cell table:style-name="ce3" office:value-type="float" office:value="78413" calcext:value-type="float">
            <text:p>78,413</text:p>
          </table:table-cell>
          <table:table-cell table:style-name="ce4" office:value-type="string" calcext:value-type="string">
            <text:p>73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岡山里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786" calcext:value-type="float">
            <text:p>2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6" calcext:value-type="float">
            <text:p>2,786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4215" calcext:value-type="float">
            <text:p>4,215</text:p>
          </table:table-cell>
          <table:table-cell table:style-name="ce4" office:value-type="string" calcext:value-type="string">
            <text:p>66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壽天里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063" calcext:value-type="float">
            <text:p>3,063</text:p>
          </table:table-cell>
          <table:table-cell table:style-name="ce4" office:value-type="string" calcext:value-type="string">
            <text:p>74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4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維仁里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3.0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遼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75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程香里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894" calcext:value-type="float">
            <text:p>3,894</text:p>
          </table:table-cell>
          <table:table-cell table:style-name="ce4" office:value-type="string" calcext:value-type="string">
            <text:p>73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紅里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2835" calcext:value-type="float">
            <text:p>2,83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911" calcext:value-type="float">
            <text:p>2,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1" calcext:value-type="float">
            <text:p>2,911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4025" calcext:value-type="float">
            <text:p>4,025</text:p>
          </table:table-cell>
          <table:table-cell table:style-name="ce4" office:value-type="string" calcext:value-type="string">
            <text:p>72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碧紅里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650" calcext:value-type="float">
            <text:p>2,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0" calcext:value-type="float">
            <text:p>2,65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695" calcext:value-type="float">
            <text:p>3,695</text:p>
          </table:table-cell>
          <table:table-cell table:style-name="ce4" office:value-type="string" calcext:value-type="string">
            <text:p>71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1898" calcext:value-type="float">
            <text:p>1,898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4661" calcext:value-type="float">
            <text:p>4,66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786" calcext:value-type="float">
            <text:p>4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6" calcext:value-type="float">
            <text:p>4,786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6575" calcext:value-type="float">
            <text:p>6,575</text:p>
          </table:table-cell>
          <table:table-cell table:style-name="ce4" office:value-type="string" calcext:value-type="string">
            <text:p>72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台上里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4001" calcext:value-type="float">
            <text:p>4,00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112" calcext:value-type="float">
            <text:p>4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2" calcext:value-type="float">
            <text:p>4,112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5708" calcext:value-type="float">
            <text:p>5,708</text:p>
          </table:table-cell>
          <table:table-cell table:style-name="ce4" office:value-type="string" calcext:value-type="string">
            <text:p>72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為隨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8.7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灣裡里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776" calcext:value-type="float">
            <text:p>1,776</text:p>
          </table:table-cell>
          <table:table-cell table:style-name="ce4" office:value-type="string" calcext:value-type="string">
            <text:p>73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本洲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71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前峰里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700" calcext:value-type="float">
            <text:p>2,700</text:p>
          </table:table-cell>
          <table:table-cell table:style-name="ce4" office:value-type="string" calcext:value-type="string">
            <text:p>71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壽峰里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127" calcext:value-type="float">
            <text:p>2,127</text:p>
          </table:table-cell>
          <table:table-cell table:style-name="ce4" office:value-type="string" calcext:value-type="string">
            <text:p>72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2268" calcext:value-type="float">
            <text:p>2,26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158" calcext:value-type="float">
            <text:p>3,158</text:p>
          </table:table-cell>
          <table:table-cell table:style-name="ce4" office:value-type="string" calcext:value-type="string">
            <text:p>73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協里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795" calcext:value-type="float">
            <text:p>3,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5" calcext:value-type="float">
            <text:p>3,795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257" calcext:value-type="float">
            <text:p>5,257</text:p>
          </table:table-cell>
          <table:table-cell table:style-name="ce4" office:value-type="string" calcext:value-type="string">
            <text:p>72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390" calcext:value-type="float">
            <text:p>3,390</text:p>
          </table:table-cell>
          <table:table-cell table:style-name="ce4" office:value-type="string" calcext:value-type="string">
            <text:p>73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協榮里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004" calcext:value-type="float">
            <text:p>2,004</text:p>
          </table:table-cell>
          <table:table-cell table:style-name="ce4" office:value-type="string" calcext:value-type="string">
            <text:p>72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6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白米里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962" calcext:value-type="float">
            <text:p>1,962</text:p>
          </table:table-cell>
          <table:table-cell table:style-name="ce4" office:value-type="string" calcext:value-type="string">
            <text:p>74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石潭里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778" calcext:value-type="float">
            <text:p>1,778</text:p>
          </table:table-cell>
          <table:table-cell table:style-name="ce4" office:value-type="string" calcext:value-type="string">
            <text:p>78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8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182" calcext:value-type="float">
            <text:p>3,182</text:p>
          </table:table-cell>
          <table:table-cell table:style-name="ce4" office:value-type="string" calcext:value-type="string">
            <text:p>73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峰里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85" calcext:value-type="float">
            <text:p>1,685</text:p>
          </table:table-cell>
          <table:table-cell table:style-name="ce4" office:value-type="string" calcext:value-type="string">
            <text:p>72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潭底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4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華崗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78.1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73.2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莊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3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636" calcext:value-type="float">
            <text:p>2,636</text:p>
          </table:table-cell>
          <table:table-cell table:style-name="ce4" office:value-type="string" calcext:value-type="string">
            <text:p>72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77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52" calcext:value-type="float">
            <text:p>1,552</text:p>
          </table:table-cell>
          <table:table-cell table:style-name="ce4" office:value-type="string" calcext:value-type="string">
            <text:p>71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16" calcext:value-type="float">
            <text:p>416</text:p>
          </table:table-cell>
          <table:table-cell table:style-name="ce4" office:value-type="string" calcext:value-type="string">
            <text:p>79.3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彌陀區</text:p>
          </table:table-cell>
          <table:table-cell table:style-name="ce2"/>
          <table:table-cell table:style-name="ce3" office:value-type="float" office:value="4326" calcext:value-type="float">
            <text:p>4,326</text:p>
          </table:table-cell>
          <table:table-cell table:style-name="ce3" office:value-type="float" office:value="6800" calcext:value-type="float">
            <text:p>6,800</text:p>
          </table:table-cell>
          <table:table-cell table:style-name="ce3" office:value-type="float" office:value="11126" calcext:value-type="float">
            <text:p>11,12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393" calcext:value-type="float">
            <text:p>11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93" calcext:value-type="float">
            <text:p>11,393</text:p>
          </table:table-cell>
          <table:table-cell table:style-name="ce3" office:value-type="float" office:value="4287" calcext:value-type="float">
            <text:p>4,287</text:p>
          </table:table-cell>
          <table:table-cell table:style-name="ce3" office:value-type="float" office:value="15680" calcext:value-type="float">
            <text:p>15,680</text:p>
          </table:table-cell>
          <table:table-cell table:style-name="ce4" office:value-type="string" calcext:value-type="string">
            <text:p>72.6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3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彌靖里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72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彌仁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69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彌壽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76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彌陀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652" calcext:value-type="float">
            <text:p>1,652</text:p>
          </table:table-cell>
          <table:table-cell table:style-name="ce4" office:value-type="string" calcext:value-type="string">
            <text:p>74.3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舊港里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74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安里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11" calcext:value-type="float">
            <text:p>1,611</text:p>
          </table:table-cell>
          <table:table-cell table:style-name="ce4" office:value-type="string" calcext:value-type="string">
            <text:p>69.2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string" calcext:value-type="string">
            <text:p>70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鹽埕里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939" calcext:value-type="float">
            <text:p>1,939</text:p>
          </table:table-cell>
          <table:table-cell table:style-name="ce4" office:value-type="string" calcext:value-type="string">
            <text:p>74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尾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70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漯底里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74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024" calcext:value-type="float">
            <text:p>2,024</text:p>
          </table:table-cell>
          <table:table-cell table:style-name="ce4" office:value-type="string" calcext:value-type="string">
            <text:p>70.9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梓官區</text:p>
          </table:table-cell>
          <table:table-cell table:style-name="ce2"/>
          <table:table-cell table:style-name="ce3" office:value-type="float" office:value="7040" calcext:value-type="float">
            <text:p>7,040</text:p>
          </table:table-cell>
          <table:table-cell table:style-name="ce3" office:value-type="float" office:value="14031" calcext:value-type="float">
            <text:p>14,031</text:p>
          </table:table-cell>
          <table:table-cell table:style-name="ce3" office:value-type="float" office:value="21071" calcext:value-type="float">
            <text:p>21,07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1619" calcext:value-type="float">
            <text:p>21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19" calcext:value-type="float">
            <text:p>21,619</text:p>
          </table:table-cell>
          <table:table-cell table:style-name="ce3" office:value-type="float" office:value="8344" calcext:value-type="float">
            <text:p>8,344</text:p>
          </table:table-cell>
          <table:table-cell table:style-name="ce3" office:value-type="float" office:value="29963" calcext:value-type="float">
            <text:p>29,963</text:p>
          </table:table-cell>
          <table:table-cell table:style-name="ce4" office:value-type="string" calcext:value-type="string">
            <text:p>72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梓信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023" calcext:value-type="float">
            <text:p>2,023</text:p>
          </table:table-cell>
          <table:table-cell table:style-name="ce4" office:value-type="string" calcext:value-type="string">
            <text:p>74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梓義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073" calcext:value-type="float">
            <text:p>2,073</text:p>
          </table:table-cell>
          <table:table-cell table:style-name="ce4" office:value-type="string" calcext:value-type="string">
            <text:p>69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梓和里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118" calcext:value-type="float">
            <text:p>2,118</text:p>
          </table:table-cell>
          <table:table-cell table:style-name="ce4" office:value-type="string" calcext:value-type="string">
            <text:p>76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梓平里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403" calcext:value-type="float">
            <text:p>1,403</text:p>
          </table:table-cell>
          <table:table-cell table:style-name="ce4" office:value-type="string" calcext:value-type="string">
            <text:p>77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5.8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72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舍里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553" calcext:value-type="float">
            <text:p>3,553</text:p>
          </table:table-cell>
          <table:table-cell table:style-name="ce4" office:value-type="string" calcext:value-type="string">
            <text:p>71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赤崁里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757" calcext:value-type="float">
            <text:p>1,757</text:p>
          </table:table-cell>
          <table:table-cell table:style-name="ce4" office:value-type="string" calcext:value-type="string">
            <text:p>70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赤東里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127" calcext:value-type="float">
            <text:p>2,127</text:p>
          </table:table-cell>
          <table:table-cell table:style-name="ce4" office:value-type="string" calcext:value-type="string">
            <text:p>72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赤西里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69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禮蚵里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964" calcext:value-type="float">
            <text:p>1,964</text:p>
          </table:table-cell>
          <table:table-cell table:style-name="ce4" office:value-type="string" calcext:value-type="string">
            <text:p>70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智蚵里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736" calcext:value-type="float">
            <text:p>2,736</text:p>
          </table:table-cell>
          <table:table-cell table:style-name="ce4" office:value-type="string" calcext:value-type="string">
            <text:p>71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信蚵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429" calcext:value-type="float">
            <text:p>2,429</text:p>
          </table:table-cell>
          <table:table-cell table:style-name="ce4" office:value-type="string" calcext:value-type="string">
            <text:p>69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150" calcext:value-type="float">
            <text:p>2,150</text:p>
          </table:table-cell>
          <table:table-cell table:style-name="ce4" office:value-type="string" calcext:value-type="string">
            <text:p>70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典寶里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70" calcext:value-type="float">
            <text:p>2,870</text:p>
          </table:table-cell>
          <table:table-cell table:style-name="ce4" office:value-type="string" calcext:value-type="string">
            <text:p>72.6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橋頭區</text:p>
          </table:table-cell>
          <table:table-cell table:style-name="ce2"/>
          <table:table-cell table:style-name="ce3" office:value-type="float" office:value="8835" calcext:value-type="float">
            <text:p>8,835</text:p>
          </table:table-cell>
          <table:table-cell table:style-name="ce3" office:value-type="float" office:value="17041" calcext:value-type="float">
            <text:p>17,041</text:p>
          </table:table-cell>
          <table:table-cell table:style-name="ce3" office:value-type="float" office:value="25876" calcext:value-type="float">
            <text:p>25,87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576" calcext:value-type="float">
            <text:p>26,5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577" calcext:value-type="float">
            <text:p>26,577</text:p>
          </table:table-cell>
          <table:table-cell table:style-name="ce3" office:value-type="float" office:value="8796" calcext:value-type="float">
            <text:p>8,796</text:p>
          </table:table-cell>
          <table:table-cell table:style-name="ce3" office:value-type="float" office:value="35373" calcext:value-type="float">
            <text:p>35,373</text:p>
          </table:table-cell>
          <table:table-cell table:style-name="ce4" office:value-type="string" calcext:value-type="string">
            <text:p>75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橋頭里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983" calcext:value-type="float">
            <text:p>1,983</text:p>
          </table:table-cell>
          <table:table-cell table:style-name="ce4" office:value-type="string" calcext:value-type="string">
            <text:p>75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7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仕隆里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148" calcext:value-type="float">
            <text:p>2,148</text:p>
          </table:table-cell>
          <table:table-cell table:style-name="ce4" office:value-type="string" calcext:value-type="string">
            <text:p>75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仕豐里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556" calcext:value-type="float">
            <text:p>2,556</text:p>
          </table:table-cell>
          <table:table-cell table:style-name="ce4" office:value-type="string" calcext:value-type="string">
            <text:p>77.1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芋寮里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130" calcext:value-type="float">
            <text:p>1,130</text:p>
          </table:table-cell>
          <table:table-cell table:style-name="ce4" office:value-type="string" calcext:value-type="string">
            <text:p>76.3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162" calcext:value-type="float">
            <text:p>2,162</text:p>
          </table:table-cell>
          <table:table-cell table:style-name="ce4" office:value-type="string" calcext:value-type="string">
            <text:p>75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77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白樹里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153" calcext:value-type="float">
            <text:p>3,153</text:p>
          </table:table-cell>
          <table:table-cell table:style-name="ce4" office:value-type="string" calcext:value-type="string">
            <text:p>73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筆秀里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6.0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2417" calcext:value-type="float">
            <text:p>2,417</text:p>
          </table:table-cell>
          <table:table-cell table:style-name="ce3" office:value-type="float" office:value="4066" calcext:value-type="float">
            <text:p>4,06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5716" calcext:value-type="float">
            <text:p>5,716</text:p>
          </table:table-cell>
          <table:table-cell table:style-name="ce4" office:value-type="string" calcext:value-type="string">
            <text:p>73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甲北里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819" calcext:value-type="float">
            <text:p>2,819</text:p>
          </table:table-cell>
          <table:table-cell table:style-name="ce4" office:value-type="string" calcext:value-type="string">
            <text:p>71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327" calcext:value-type="float">
            <text:p>2,327</text:p>
          </table:table-cell>
          <table:table-cell table:style-name="ce4" office:value-type="string" calcext:value-type="string">
            <text:p>74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頂鹽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08" calcext:value-type="float">
            <text:p>1,308</text:p>
          </table:table-cell>
          <table:table-cell table:style-name="ce4" office:value-type="string" calcext:value-type="string">
            <text:p>73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74.8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仕和里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520" calcext:value-type="float">
            <text:p>3,520</text:p>
          </table:table-cell>
          <table:table-cell table:style-name="ce4" office:value-type="string" calcext:value-type="string">
            <text:p>77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德松里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77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德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7.29</text:p>
          </table:table-cell>
          <table:table-cell table:number-columns-repeated="1012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高雄市第3選舉區" table:style-name="ta3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高雄市第3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郭璽</text:p>
            <text:p>台灣麻將最大黨</text:p>
          </table:table-cell>
          <table:table-cell table:style-name="ce1" office:value-type="string" calcext:value-type="string" table:number-columns-spanned="1" table:number-rows-spanned="3">
            <text:p>(2)</text:p>
            <text:p>陳銓霖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李眉蓁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李柏毅</text:p>
            <text:p>民主進步黨</text:p>
          </table:table-cell>
          <table:table-cell table:style-name="ce1" office:value-type="string" calcext:value-type="string" table:number-columns-spanned="1" table:number-rows-spanned="3">
            <text:p>(5)</text:p>
            <text:p>張正達</text:p>
            <text:p>無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147" calcext:value-type="float">
            <text:p>7,147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101513" calcext:value-type="float">
            <text:p>101,513</text:p>
          </table:table-cell>
          <table:table-cell table:style-name="ce3" office:value-type="float" office:value="108184" calcext:value-type="float">
            <text:p>108,184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220514" calcext:value-type="float">
            <text:p>220,514</text:p>
          </table:table-cell>
          <table:table-cell table:style-name="ce3" office:value-type="float" office:value="4285" calcext:value-type="float">
            <text:p>4,285</text:p>
          </table:table-cell>
          <table:table-cell table:style-name="ce3" office:value-type="float" office:value="224799" calcext:value-type="float">
            <text:p>224,7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4802" calcext:value-type="float">
            <text:p>224,802</text:p>
          </table:table-cell>
          <table:table-cell table:style-name="ce3" office:value-type="float" office:value="89655" calcext:value-type="float">
            <text:p>89,655</text:p>
          </table:table-cell>
          <table:table-cell table:style-name="ce3" office:value-type="float" office:value="314457" calcext:value-type="float">
            <text:p>314,457</text:p>
          </table:table-cell>
          <table:table-cell table:style-name="ce4" office:value-type="string" calcext:value-type="string">
            <text:p>71.4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楠梓區</text:p>
          </table:table-cell>
          <table:table-cell table:style-name="ce2"/>
          <table:table-cell table:style-name="ce3" office:value-type="float" office:value="3627" calcext:value-type="float">
            <text:p>3,627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46699" calcext:value-type="float">
            <text:p>46,699</text:p>
          </table:table-cell>
          <table:table-cell table:style-name="ce3" office:value-type="float" office:value="55767" calcext:value-type="float">
            <text:p>55,76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08178" calcext:value-type="float">
            <text:p>108,178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110219" calcext:value-type="float">
            <text:p>110,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221" calcext:value-type="float">
            <text:p>110,221</text:p>
          </table:table-cell>
          <table:table-cell table:style-name="ce3" office:value-type="float" office:value="44145" calcext:value-type="float">
            <text:p>44,145</text:p>
          </table:table-cell>
          <table:table-cell table:style-name="ce3" office:value-type="float" office:value="154366" calcext:value-type="float">
            <text:p>154,366</text:p>
          </table:table-cell>
          <table:table-cell table:style-name="ce4" office:value-type="string" calcext:value-type="string">
            <text:p>71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清豐里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977" calcext:value-type="float">
            <text:p>5,977</text:p>
          </table:table-cell>
          <table:table-cell table:style-name="ce3" office:value-type="float" office:value="8527" calcext:value-type="float">
            <text:p>8,52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5224" calcext:value-type="float">
            <text:p>15,22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5527" calcext:value-type="float">
            <text:p>15,5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528" calcext:value-type="float">
            <text:p>15,528</text:p>
          </table:table-cell>
          <table:table-cell table:style-name="ce3" office:value-type="float" office:value="5941" calcext:value-type="float">
            <text:p>5,941</text:p>
          </table:table-cell>
          <table:table-cell table:style-name="ce3" office:value-type="float" office:value="21469" calcext:value-type="float">
            <text:p>21,469</text:p>
          </table:table-cell>
          <table:table-cell table:style-name="ce4" office:value-type="string" calcext:value-type="string">
            <text:p>72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496" calcext:value-type="float">
            <text:p>4,496</text:p>
          </table:table-cell>
          <table:table-cell table:style-name="ce4" office:value-type="string" calcext:value-type="string">
            <text:p>72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93" calcext:value-type="float">
            <text:p>4,09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163" calcext:value-type="float">
            <text:p>4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3" calcext:value-type="float">
            <text:p>4,163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6121" calcext:value-type="float">
            <text:p>6,121</text:p>
          </table:table-cell>
          <table:table-cell table:style-name="ce4" office:value-type="string" calcext:value-type="string">
            <text:p>68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享平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021" calcext:value-type="float">
            <text:p>3,021</text:p>
          </table:table-cell>
          <table:table-cell table:style-name="ce4" office:value-type="string" calcext:value-type="string">
            <text:p>69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楠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3106" calcext:value-type="float">
            <text:p>3,106</text:p>
          </table:table-cell>
          <table:table-cell table:style-name="ce4" office:value-type="string" calcext:value-type="string">
            <text:p>56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陽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180" calcext:value-type="float">
            <text:p>3,180</text:p>
          </table:table-cell>
          <table:table-cell table:style-name="ce4" office:value-type="string" calcext:value-type="string">
            <text:p>70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民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34" calcext:value-type="float">
            <text:p>3,03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4316" calcext:value-type="float">
            <text:p>4,316</text:p>
          </table:table-cell>
          <table:table-cell table:style-name="ce4" office:value-type="string" calcext:value-type="string">
            <text:p>72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惠豐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77" calcext:value-type="float">
            <text:p>3,17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7" calcext:value-type="float">
            <text:p>3,237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495" calcext:value-type="float">
            <text:p>4,495</text:p>
          </table:table-cell>
          <table:table-cell table:style-name="ce4" office:value-type="string" calcext:value-type="string">
            <text:p>72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錦屏里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738" calcext:value-type="float">
            <text:p>2,738</text:p>
          </table:table-cell>
          <table:table-cell table:style-name="ce4" office:value-type="string" calcext:value-type="string">
            <text:p>75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玉屏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926" calcext:value-type="float">
            <text:p>1,926</text:p>
          </table:table-cell>
          <table:table-cell table:style-name="ce4" office:value-type="string" calcext:value-type="string">
            <text:p>76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金田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26" calcext:value-type="float">
            <text:p>2,82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3981" calcext:value-type="float">
            <text:p>3,981</text:p>
          </table:table-cell>
          <table:table-cell table:style-name="ce4" office:value-type="string" calcext:value-type="string">
            <text:p>72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稔田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62" calcext:value-type="float">
            <text:p>1,462</text:p>
          </table:table-cell>
          <table:table-cell table:style-name="ce4" office:value-type="string" calcext:value-type="string">
            <text:p>75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瑞屏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243" calcext:value-type="float">
            <text:p>3,243</text:p>
          </table:table-cell>
          <table:table-cell table:style-name="ce4" office:value-type="string" calcext:value-type="string">
            <text:p>70.6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翠屏里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257" calcext:value-type="float">
            <text:p>5,257</text:p>
          </table:table-cell>
          <table:table-cell table:style-name="ce3" office:value-type="float" office:value="4578" calcext:value-type="float">
            <text:p>4,57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410" calcext:value-type="float">
            <text:p>10,4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592" calcext:value-type="float">
            <text:p>10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92" calcext:value-type="float">
            <text:p>10,592</text:p>
          </table:table-cell>
          <table:table-cell table:style-name="ce3" office:value-type="float" office:value="4824" calcext:value-type="float">
            <text:p>4,824</text:p>
          </table:table-cell>
          <table:table-cell table:style-name="ce3" office:value-type="float" office:value="15416" calcext:value-type="float">
            <text:p>15,416</text:p>
          </table:table-cell>
          <table:table-cell table:style-name="ce4" office:value-type="string" calcext:value-type="string">
            <text:p>68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宏南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4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宏毅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932" calcext:value-type="float">
            <text:p>1,932</text:p>
          </table:table-cell>
          <table:table-cell table:style-name="ce4" office:value-type="string" calcext:value-type="string">
            <text:p>75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宏榮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335" calcext:value-type="float">
            <text:p>2,335</text:p>
          </table:table-cell>
          <table:table-cell table:style-name="ce4" office:value-type="string" calcext:value-type="string">
            <text:p>73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廣昌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761" calcext:value-type="float">
            <text:p>2,761</text:p>
          </table:table-cell>
          <table:table-cell table:style-name="ce4" office:value-type="string" calcext:value-type="string">
            <text:p>72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久昌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678" calcext:value-type="float">
            <text:p>2,678</text:p>
          </table:table-cell>
          <table:table-cell table:style-name="ce4" office:value-type="string" calcext:value-type="string">
            <text:p>69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936" calcext:value-type="float">
            <text:p>1,936</text:p>
          </table:table-cell>
          <table:table-cell table:style-name="ce4" office:value-type="string" calcext:value-type="string">
            <text:p>69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972" calcext:value-type="float">
            <text:p>1,972</text:p>
          </table:table-cell>
          <table:table-cell table:style-name="ce4" office:value-type="string" calcext:value-type="string">
            <text:p>76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盛昌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04" calcext:value-type="float">
            <text:p>3,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4" calcext:value-type="float">
            <text:p>3,804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5184" calcext:value-type="float">
            <text:p>5,184</text:p>
          </table:table-cell>
          <table:table-cell table:style-name="ce4" office:value-type="string" calcext:value-type="string">
            <text:p>73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70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954" calcext:value-type="float">
            <text:p>2,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4" calcext:value-type="float">
            <text:p>2,954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084" calcext:value-type="float">
            <text:p>4,084</text:p>
          </table:table-cell>
          <table:table-cell table:style-name="ce4" office:value-type="string" calcext:value-type="string">
            <text:p>72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建昌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390" calcext:value-type="float">
            <text:p>2,390</text:p>
          </table:table-cell>
          <table:table-cell table:style-name="ce4" office:value-type="string" calcext:value-type="string">
            <text:p>70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宏昌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060" calcext:value-type="float">
            <text:p>3,060</text:p>
          </table:table-cell>
          <table:table-cell table:style-name="ce4" office:value-type="string" calcext:value-type="string">
            <text:p>71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昌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869" calcext:value-type="float">
            <text:p>1,869</text:p>
          </table:table-cell>
          <table:table-cell table:style-name="ce4" office:value-type="string" calcext:value-type="string">
            <text:p>72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慶昌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945" calcext:value-type="float">
            <text:p>2,945</text:p>
          </table:table-cell>
          <table:table-cell table:style-name="ce4" office:value-type="string" calcext:value-type="string">
            <text:p>74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隆昌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071" calcext:value-type="float">
            <text:p>3,071</text:p>
          </table:table-cell>
          <table:table-cell table:style-name="ce4" office:value-type="string" calcext:value-type="string">
            <text:p>71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秀昌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934" calcext:value-type="float">
            <text:p>1,934</text:p>
          </table:table-cell>
          <table:table-cell table:style-name="ce4" office:value-type="string" calcext:value-type="string">
            <text:p>73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裕昌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58" calcext:value-type="float">
            <text:p>3,15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4476" calcext:value-type="float">
            <text:p>4,476</text:p>
          </table:table-cell>
          <table:table-cell table:style-name="ce4" office:value-type="string" calcext:value-type="string">
            <text:p>71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國昌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59" calcext:value-type="float">
            <text:p>2,25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217" calcext:value-type="float">
            <text:p>3,217</text:p>
          </table:table-cell>
          <table:table-cell table:style-name="ce4" office:value-type="string" calcext:value-type="string">
            <text:p>71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加昌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394" calcext:value-type="float">
            <text:p>5,39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496" calcext:value-type="float">
            <text:p>5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6" calcext:value-type="float">
            <text:p>5,496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7807" calcext:value-type="float">
            <text:p>7,807</text:p>
          </table:table-cell>
          <table:table-cell table:style-name="ce4" office:value-type="string" calcext:value-type="string">
            <text:p>70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昌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08" calcext:value-type="float">
            <text:p>3,30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5" calcext:value-type="float">
            <text:p>3,385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4815" calcext:value-type="float">
            <text:p>4,815</text:p>
          </table:table-cell>
          <table:table-cell table:style-name="ce4" office:value-type="string" calcext:value-type="string">
            <text:p>70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藍田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3013" calcext:value-type="float">
            <text:p>3,0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830" calcext:value-type="float">
            <text:p>5,83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960" calcext:value-type="float">
            <text:p>5,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0" calcext:value-type="float">
            <text:p>5,960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8056" calcext:value-type="float">
            <text:p>8,056</text:p>
          </table:table-cell>
          <table:table-cell table:style-name="ce4" office:value-type="string" calcext:value-type="string">
            <text:p>73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093" calcext:value-type="float">
            <text:p>2,093</text:p>
          </table:table-cell>
          <table:table-cell table:style-name="ce4" office:value-type="string" calcext:value-type="string">
            <text:p>72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44" calcext:value-type="float">
            <text:p>3,34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11" calcext:value-type="float">
            <text:p>3,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1" calcext:value-type="float">
            <text:p>3,411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4842" calcext:value-type="float">
            <text:p>4,842</text:p>
          </table:table-cell>
          <table:table-cell table:style-name="ce4" office:value-type="string" calcext:value-type="string">
            <text:p>70.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左營區</text:p>
          </table:table-cell>
          <table:table-cell table:style-name="ce2"/>
          <table:table-cell table:style-name="ce3" office:value-type="float" office:value="3520" calcext:value-type="float">
            <text:p>3,52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54814" calcext:value-type="float">
            <text:p>54,814</text:p>
          </table:table-cell>
          <table:table-cell table:style-name="ce3" office:value-type="float" office:value="52417" calcext:value-type="float">
            <text:p>52,41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12336" calcext:value-type="float">
            <text:p>112,336</text:p>
          </table:table-cell>
          <table:table-cell table:style-name="ce3" office:value-type="float" office:value="2244" calcext:value-type="float">
            <text:p>2,244</text:p>
          </table:table-cell>
          <table:table-cell table:style-name="ce3" office:value-type="float" office:value="114580" calcext:value-type="float">
            <text:p>114,5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4581" calcext:value-type="float">
            <text:p>114,581</text:p>
          </table:table-cell>
          <table:table-cell table:style-name="ce3" office:value-type="float" office:value="45510" calcext:value-type="float">
            <text:p>45,510</text:p>
          </table:table-cell>
          <table:table-cell table:style-name="ce3" office:value-type="float" office:value="160091" calcext:value-type="float">
            <text:p>160,091</text:p>
          </table:table-cell>
          <table:table-cell table:style-name="ce4" office:value-type="string" calcext:value-type="string">
            <text:p>71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進學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2535" calcext:value-type="float">
            <text:p>2,535</text:p>
          </table:table-cell>
          <table:table-cell table:style-name="ce4" office:value-type="string" calcext:value-type="string">
            <text:p>41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尾西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5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75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74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南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58" calcext:value-type="float">
            <text:p>458</text:p>
          </table:table-cell>
          <table:table-cell table:style-name="ce4" office:value-type="string" calcext:value-type="string">
            <text:p>69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廟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73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廟北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2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尾南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1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尾北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044" calcext:value-type="float">
            <text:p>3,044</text:p>
          </table:table-cell>
          <table:table-cell table:style-name="ce4" office:value-type="string" calcext:value-type="string">
            <text:p>71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屏山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400" calcext:value-type="float">
            <text:p>1,400</text:p>
          </table:table-cell>
          <table:table-cell table:style-name="ce4" office:value-type="string" calcext:value-type="string">
            <text:p>67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祥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28" calcext:value-type="float">
            <text:p>328</text:p>
          </table:table-cell>
          <table:table-cell table:style-name="ce4" office:value-type="string" calcext:value-type="string">
            <text:p>73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清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64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莒光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617" calcext:value-type="float">
            <text:p>1,617</text:p>
          </table:table-cell>
          <table:table-cell table:style-name="ce4" office:value-type="string" calcext:value-type="string">
            <text:p>66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03" calcext:value-type="float">
            <text:p>2,303</text:p>
          </table:table-cell>
          <table:table-cell table:style-name="ce4" office:value-type="string" calcext:value-type="string">
            <text:p>71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合群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350" calcext:value-type="float">
            <text:p>2,350</text:p>
          </table:table-cell>
          <table:table-cell table:style-name="ce4" office:value-type="string" calcext:value-type="string">
            <text:p>74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明建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5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西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75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聖后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82" calcext:value-type="float">
            <text:p>682</text:p>
          </table:table-cell>
          <table:table-cell table:style-name="ce4" office:value-type="string" calcext:value-type="string">
            <text:p>76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聖西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string" calcext:value-type="string">
            <text:p>76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聖南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0" calcext:value-type="float">
            <text:p>480</text:p>
          </table:table-cell>
          <table:table-cell table:style-name="ce4" office:value-type="string" calcext:value-type="string">
            <text:p>72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42" calcext:value-type="float">
            <text:p>442</text:p>
          </table:table-cell>
          <table:table-cell table:style-name="ce4" office:value-type="string" calcext:value-type="string">
            <text:p>69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路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75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廍北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80" calcext:value-type="float">
            <text:p>380</text:p>
          </table:table-cell>
          <table:table-cell table:style-name="ce4" office:value-type="string" calcext:value-type="string">
            <text:p>76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廍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72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西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0" calcext:value-type="float">
            <text:p>800</text:p>
          </table:table-cell>
          <table:table-cell table:style-name="ce4" office:value-type="string" calcext:value-type="string">
            <text:p>71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北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68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72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海勝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62" calcext:value-type="float">
            <text:p>2,962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71" calcext:value-type="float">
            <text:p>3,77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836" calcext:value-type="float">
            <text:p>3,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6" calcext:value-type="float">
            <text:p>3,836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5275" calcext:value-type="float">
            <text:p>5,275</text:p>
          </table:table-cell>
          <table:table-cell table:style-name="ce4" office:value-type="string" calcext:value-type="string">
            <text:p>72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崇實里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59" calcext:value-type="float">
            <text:p>2,25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127" calcext:value-type="float">
            <text:p>3,127</text:p>
          </table:table-cell>
          <table:table-cell table:style-name="ce4" office:value-type="string" calcext:value-type="string">
            <text:p>73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自助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886" calcext:value-type="float">
            <text:p>1,886</text:p>
          </table:table-cell>
          <table:table-cell table:style-name="ce4" office:value-type="string" calcext:value-type="string">
            <text:p>70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果貿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551" calcext:value-type="float">
            <text:p>2,551</text:p>
          </table:table-cell>
          <table:table-cell table:style-name="ce4" office:value-type="string" calcext:value-type="string">
            <text:p>70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果惠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72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果峰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69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下里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613" calcext:value-type="float">
            <text:p>4,613</text:p>
          </table:table-cell>
          <table:table-cell table:style-name="ce3" office:value-type="float" office:value="4473" calcext:value-type="float">
            <text:p>4,47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566" calcext:value-type="float">
            <text:p>9,56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9783" calcext:value-type="float">
            <text:p>9,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3" calcext:value-type="float">
            <text:p>9,783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13473" calcext:value-type="float">
            <text:p>13,473</text:p>
          </table:table-cell>
          <table:table-cell table:style-name="ce4" office:value-type="string" calcext:value-type="string">
            <text:p>72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上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820" calcext:value-type="float">
            <text:p>7,820</text:p>
          </table:table-cell>
          <table:table-cell table:style-name="ce3" office:value-type="float" office:value="8905" calcext:value-type="float">
            <text:p>8,90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7481" calcext:value-type="float">
            <text:p>17,48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7858" calcext:value-type="float">
            <text:p>17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58" calcext:value-type="float">
            <text:p>17,858</text:p>
          </table:table-cell>
          <table:table-cell table:style-name="ce3" office:value-type="float" office:value="6624" calcext:value-type="float">
            <text:p>6,624</text:p>
          </table:table-cell>
          <table:table-cell table:style-name="ce3" office:value-type="float" office:value="24482" calcext:value-type="float">
            <text:p>24,482</text:p>
          </table:table-cell>
          <table:table-cell table:style-name="ce4" office:value-type="string" calcext:value-type="string">
            <text:p>72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中里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504" calcext:value-type="float">
            <text:p>4,504</text:p>
          </table:table-cell>
          <table:table-cell table:style-name="ce4" office:value-type="string" calcext:value-type="string">
            <text:p>73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312" calcext:value-type="float">
            <text:p>4,312</text:p>
          </table:table-cell>
          <table:table-cell table:style-name="ce3" office:value-type="float" office:value="4567" calcext:value-type="float">
            <text:p>4,56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319" calcext:value-type="float">
            <text:p>9,31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9509" calcext:value-type="float">
            <text:p>9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9" calcext:value-type="float">
            <text:p>9,509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13138" calcext:value-type="float">
            <text:p>13,138</text:p>
          </table:table-cell>
          <table:table-cell table:style-name="ce4" office:value-type="string" calcext:value-type="string">
            <text:p>72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菜公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9058" calcext:value-type="float">
            <text:p>9,058</text:p>
          </table:table-cell>
          <table:table-cell table:style-name="ce3" office:value-type="float" office:value="9638" calcext:value-type="float">
            <text:p>9,63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587" calcext:value-type="float">
            <text:p>19,58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9986" calcext:value-type="float">
            <text:p>19,9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87" calcext:value-type="float">
            <text:p>19,987</text:p>
          </table:table-cell>
          <table:table-cell table:style-name="ce3" office:value-type="float" office:value="7691" calcext:value-type="float">
            <text:p>7,691</text:p>
          </table:table-cell>
          <table:table-cell table:style-name="ce3" office:value-type="float" office:value="27678" calcext:value-type="float">
            <text:p>27,678</text:p>
          </table:table-cell>
          <table:table-cell table:style-name="ce4" office:value-type="string" calcext:value-type="string">
            <text:p>72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1331" calcext:value-type="float">
            <text:p>11,331</text:p>
          </table:table-cell>
          <table:table-cell table:style-name="ce3" office:value-type="float" office:value="11397" calcext:value-type="float">
            <text:p>11,39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3970" calcext:value-type="float">
            <text:p>23,97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4435" calcext:value-type="float">
            <text:p>24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35" calcext:value-type="float">
            <text:p>24,435</text:p>
          </table:table-cell>
          <table:table-cell table:style-name="ce3" office:value-type="float" office:value="10038" calcext:value-type="float">
            <text:p>10,038</text:p>
          </table:table-cell>
          <table:table-cell table:style-name="ce3" office:value-type="float" office:value="34473" calcext:value-type="float">
            <text:p>34,473</text:p>
          </table:table-cell>
          <table:table-cell table:style-name="ce4" office:value-type="string" calcext:value-type="string">
            <text:p>70.88</text:p>
          </table:table-cell>
          <table:table-cell table:number-columns-repeated="1009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高雄市第4選舉區" table:style-name="ta4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高雄市第4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岱樺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陳若翠</text:p>
            <text:p>中國國民黨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21001" calcext:value-type="float">
            <text:p>121,001</text:p>
          </table:table-cell>
          <table:table-cell table:style-name="ce3" office:value-type="float" office:value="64261" calcext:value-type="float">
            <text:p>64,261</text:p>
          </table:table-cell>
          <table:table-cell table:style-name="ce3" office:value-type="float" office:value="185262" calcext:value-type="float">
            <text:p>185,262</text:p>
          </table:table-cell>
          <table:table-cell table:style-name="ce3" office:value-type="float" office:value="5802" calcext:value-type="float">
            <text:p>5,802</text:p>
          </table:table-cell>
          <table:table-cell table:style-name="ce3" office:value-type="float" office:value="191064" calcext:value-type="float">
            <text:p>191,06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1081" calcext:value-type="float">
            <text:p>191,081</text:p>
          </table:table-cell>
          <table:table-cell table:style-name="ce3" office:value-type="float" office:value="79273" calcext:value-type="float">
            <text:p>79,273</text:p>
          </table:table-cell>
          <table:table-cell table:style-name="ce3" office:value-type="float" office:value="270354" calcext:value-type="float">
            <text:p>270,354</text:p>
          </table:table-cell>
          <table:table-cell table:style-name="ce4" office:value-type="string" calcext:value-type="string">
            <text:p>70.6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仁武區</text:p>
          </table:table-cell>
          <table:table-cell table:style-name="ce2"/>
          <table:table-cell table:style-name="ce3" office:value-type="float" office:value="36440" calcext:value-type="float">
            <text:p>36,440</text:p>
          </table:table-cell>
          <table:table-cell table:style-name="ce3" office:value-type="float" office:value="19526" calcext:value-type="float">
            <text:p>19,526</text:p>
          </table:table-cell>
          <table:table-cell table:style-name="ce3" office:value-type="float" office:value="55966" calcext:value-type="float">
            <text:p>55,966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57594" calcext:value-type="float">
            <text:p>57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94" calcext:value-type="float">
            <text:p>57,594</text:p>
          </table:table-cell>
          <table:table-cell table:style-name="ce3" office:value-type="float" office:value="22569" calcext:value-type="float">
            <text:p>22,569</text:p>
          </table:table-cell>
          <table:table-cell table:style-name="ce3" office:value-type="float" office:value="80163" calcext:value-type="float">
            <text:p>80,163</text:p>
          </table:table-cell>
          <table:table-cell table:style-name="ce4" office:value-type="string" calcext:value-type="string">
            <text:p>71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450" calcext:value-type="float">
            <text:p>3,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0" calcext:value-type="float">
            <text:p>3,45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4745" calcext:value-type="float">
            <text:p>4,745</text:p>
          </table:table-cell>
          <table:table-cell table:style-name="ce4" office:value-type="string" calcext:value-type="string">
            <text:p>72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灣內里</text:p>
          </table:table-cell>
          <table:table-cell table:style-name="ce3" office:value-type="float" office:value="3589" calcext:value-type="float">
            <text:p>3,589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5646" calcext:value-type="float">
            <text:p>5,64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805" calcext:value-type="float">
            <text:p>5,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5" calcext:value-type="float">
            <text:p>5,805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8051" calcext:value-type="float">
            <text:p>8,051</text:p>
          </table:table-cell>
          <table:table-cell table:style-name="ce4" office:value-type="string" calcext:value-type="string">
            <text:p>72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考潭里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526" calcext:value-type="float">
            <text:p>2,526</text:p>
          </table:table-cell>
          <table:table-cell table:style-name="ce4" office:value-type="string" calcext:value-type="string">
            <text:p>73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492" calcext:value-type="float">
            <text:p>3,492</text:p>
          </table:table-cell>
          <table:table-cell table:style-name="ce4" office:value-type="string" calcext:value-type="string">
            <text:p>65.4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17" calcext:value-type="float">
            <text:p>817</text:p>
          </table:table-cell>
          <table:table-cell table:style-name="ce4" office:value-type="string" calcext:value-type="string">
            <text:p>67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468" calcext:value-type="float">
            <text:p>3,46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589" calcext:value-type="float">
            <text:p>3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9" calcext:value-type="float">
            <text:p>3,589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5306" calcext:value-type="float">
            <text:p>5,306</text:p>
          </table:table-cell>
          <table:table-cell table:style-name="ce4" office:value-type="string" calcext:value-type="string">
            <text:p>67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4370" calcext:value-type="float">
            <text:p>4,370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6402" calcext:value-type="float">
            <text:p>6,40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555" calcext:value-type="float">
            <text:p>6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5" calcext:value-type="float">
            <text:p>6,555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9075" calcext:value-type="float">
            <text:p>9,075</text:p>
          </table:table-cell>
          <table:table-cell table:style-name="ce4" office:value-type="string" calcext:value-type="string">
            <text:p>72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後里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158" calcext:value-type="float">
            <text:p>2,158</text:p>
          </table:table-cell>
          <table:table-cell table:style-name="ce4" office:value-type="string" calcext:value-type="string">
            <text:p>72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八卦里</text:p>
          </table:table-cell>
          <table:table-cell table:style-name="ce3" office:value-type="float" office:value="8140" calcext:value-type="float">
            <text:p>8,140</text:p>
          </table:table-cell>
          <table:table-cell table:style-name="ce3" office:value-type="float" office:value="5064" calcext:value-type="float">
            <text:p>5,064</text:p>
          </table:table-cell>
          <table:table-cell table:style-name="ce3" office:value-type="float" office:value="13204" calcext:value-type="float">
            <text:p>13,20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624" calcext:value-type="float">
            <text:p>13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4" calcext:value-type="float">
            <text:p>13,624</text:p>
          </table:table-cell>
          <table:table-cell table:style-name="ce3" office:value-type="float" office:value="5343" calcext:value-type="float">
            <text:p>5,343</text:p>
          </table:table-cell>
          <table:table-cell table:style-name="ce3" office:value-type="float" office:value="18967" calcext:value-type="float">
            <text:p>18,967</text:p>
          </table:table-cell>
          <table:table-cell table:style-name="ce4" office:value-type="string" calcext:value-type="string">
            <text:p>71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高楠里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71" calcext:value-type="float">
            <text:p>2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1" calcext:value-type="float">
            <text:p>2,17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933" calcext:value-type="float">
            <text:p>2,933</text:p>
          </table:table-cell>
          <table:table-cell table:style-name="ce4" office:value-type="string" calcext:value-type="string">
            <text:p>74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安里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411" calcext:value-type="float">
            <text:p>2,411</text:p>
          </table:table-cell>
          <table:table-cell table:style-name="ce4" office:value-type="string" calcext:value-type="string">
            <text:p>72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504" calcext:value-type="float">
            <text:p>1,504</text:p>
          </table:table-cell>
          <table:table-cell table:style-name="ce4" office:value-type="string" calcext:value-type="string">
            <text:p>69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和里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716" calcext:value-type="float">
            <text:p>3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6" calcext:value-type="float">
            <text:p>3,716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5254" calcext:value-type="float">
            <text:p>5,254</text:p>
          </table:table-cell>
          <table:table-cell table:style-name="ce4" office:value-type="string" calcext:value-type="string">
            <text:p>70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804" calcext:value-type="float">
            <text:p>3,804</text:p>
          </table:table-cell>
          <table:table-cell table:style-name="ce4" office:value-type="string" calcext:value-type="string">
            <text:p>73.3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赤山里</text:p>
          </table:table-cell>
          <table:table-cell table:style-name="ce3" office:value-type="float" office:value="3117" calcext:value-type="float">
            <text:p>3,117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4947" calcext:value-type="float">
            <text:p>4,94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088" calcext:value-type="float">
            <text:p>5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8" calcext:value-type="float">
            <text:p>5,088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6896" calcext:value-type="float">
            <text:p>6,896</text:p>
          </table:table-cell>
          <table:table-cell table:style-name="ce4" office:value-type="string" calcext:value-type="string">
            <text:p>73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慈里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224" calcext:value-type="float">
            <text:p>2,224</text:p>
          </table:table-cell>
          <table:table-cell table:style-name="ce4" office:value-type="string" calcext:value-type="string">
            <text:p>78.6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鳥松區</text:p>
          </table:table-cell>
          <table:table-cell table:style-name="ce2"/>
          <table:table-cell table:style-name="ce3" office:value-type="float" office:value="17171" calcext:value-type="float">
            <text:p>17,171</text:p>
          </table:table-cell>
          <table:table-cell table:style-name="ce3" office:value-type="float" office:value="10303" calcext:value-type="float">
            <text:p>10,303</text:p>
          </table:table-cell>
          <table:table-cell table:style-name="ce3" office:value-type="float" office:value="27474" calcext:value-type="float">
            <text:p>27,474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8269" calcext:value-type="float">
            <text:p>28,2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70" calcext:value-type="float">
            <text:p>28,270</text:p>
          </table:table-cell>
          <table:table-cell table:style-name="ce3" office:value-type="float" office:value="10413" calcext:value-type="float">
            <text:p>10,413</text:p>
          </table:table-cell>
          <table:table-cell table:style-name="ce3" office:value-type="float" office:value="38683" calcext:value-type="float">
            <text:p>38,683</text:p>
          </table:table-cell>
          <table:table-cell table:style-name="ce4" office:value-type="string" calcext:value-type="string">
            <text:p>73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鳥松里</text:p>
          </table:table-cell>
          <table:table-cell table:style-name="ce3" office:value-type="float" office:value="4289" calcext:value-type="float">
            <text:p>4,289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6892" calcext:value-type="float">
            <text:p>6,89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106" calcext:value-type="float">
            <text:p>7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6" calcext:value-type="float">
            <text:p>7,106</text:p>
          </table:table-cell>
          <table:table-cell table:style-name="ce3" office:value-type="float" office:value="2974" calcext:value-type="float">
            <text:p>2,974</text:p>
          </table:table-cell>
          <table:table-cell table:style-name="ce3" office:value-type="float" office:value="10080" calcext:value-type="float">
            <text:p>10,080</text:p>
          </table:table-cell>
          <table:table-cell table:style-name="ce4" office:value-type="string" calcext:value-type="string">
            <text:p>70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夢裡里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3488" calcext:value-type="float">
            <text:p>3,48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592" calcext:value-type="float">
            <text:p>3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2" calcext:value-type="float">
            <text:p>3,592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875" calcext:value-type="float">
            <text:p>4,875</text:p>
          </table:table-cell>
          <table:table-cell table:style-name="ce4" office:value-type="string" calcext:value-type="string">
            <text:p>73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3991" calcext:value-type="float">
            <text:p>3,991</text:p>
          </table:table-cell>
          <table:table-cell table:style-name="ce3" office:value-type="float" office:value="3054" calcext:value-type="float">
            <text:p>3,054</text:p>
          </table:table-cell>
          <table:table-cell table:style-name="ce3" office:value-type="float" office:value="7045" calcext:value-type="float">
            <text:p>7,04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252" calcext:value-type="float">
            <text:p>7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2" calcext:value-type="float">
            <text:p>7,252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9571" calcext:value-type="float">
            <text:p>9,571</text:p>
          </table:table-cell>
          <table:table-cell table:style-name="ce4" office:value-type="string" calcext:value-type="string">
            <text:p>75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坔埔里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443" calcext:value-type="float">
            <text:p>2,44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349" calcext:value-type="float">
            <text:p>3,349</text:p>
          </table:table-cell>
          <table:table-cell table:style-name="ce4" office:value-type="string" calcext:value-type="string">
            <text:p>74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3088" calcext:value-type="float">
            <text:p>3,088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4524" calcext:value-type="float">
            <text:p>4,524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647" calcext:value-type="float">
            <text:p>4,6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48" calcext:value-type="float">
            <text:p>4,648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6489" calcext:value-type="float">
            <text:p>6,489</text:p>
          </table:table-cell>
          <table:table-cell table:style-name="ce4" office:value-type="string" calcext:value-type="string">
            <text:p>71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74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華美里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682" calcext:value-type="float">
            <text:p>3,682</text:p>
          </table:table-cell>
          <table:table-cell table:style-name="ce4" office:value-type="string" calcext:value-type="string">
            <text:p>72.9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大寮區</text:p>
          </table:table-cell>
          <table:table-cell table:style-name="ce2"/>
          <table:table-cell table:style-name="ce3" office:value-type="float" office:value="41535" calcext:value-type="float">
            <text:p>41,535</text:p>
          </table:table-cell>
          <table:table-cell table:style-name="ce3" office:value-type="float" office:value="22565" calcext:value-type="float">
            <text:p>22,565</text:p>
          </table:table-cell>
          <table:table-cell table:style-name="ce3" office:value-type="float" office:value="64100" calcext:value-type="float">
            <text:p>64,100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66062" calcext:value-type="float">
            <text:p>66,06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078" calcext:value-type="float">
            <text:p>66,078</text:p>
          </table:table-cell>
          <table:table-cell table:style-name="ce3" office:value-type="float" office:value="28559" calcext:value-type="float">
            <text:p>28,559</text:p>
          </table:table-cell>
          <table:table-cell table:style-name="ce3" office:value-type="float" office:value="94637" calcext:value-type="float">
            <text:p>94,637</text:p>
          </table:table-cell>
          <table:table-cell table:style-name="ce4" office:value-type="string" calcext:value-type="string">
            <text:p>69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拷潭里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70.2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內坑里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613" calcext:value-type="float">
            <text:p>3,6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27" calcext:value-type="float">
            <text:p>3,627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5678" calcext:value-type="float">
            <text:p>5,678</text:p>
          </table:table-cell>
          <table:table-cell table:style-name="ce4" office:value-type="string" calcext:value-type="string">
            <text:p>63.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寮里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4241" calcext:value-type="float">
            <text:p>4,24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394" calcext:value-type="float">
            <text:p>4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4" calcext:value-type="float">
            <text:p>4,394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6535" calcext:value-type="float">
            <text:p>6,535</text:p>
          </table:table-cell>
          <table:table-cell table:style-name="ce4" office:value-type="string" calcext:value-type="string">
            <text:p>67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400" calcext:value-type="float">
            <text:p>2,400</text:p>
          </table:table-cell>
          <table:table-cell table:style-name="ce4" office:value-type="string" calcext:value-type="string">
            <text:p>72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隆里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490" calcext:value-type="float">
            <text:p>4,490</text:p>
          </table:table-cell>
          <table:table-cell table:style-name="ce4" office:value-type="string" calcext:value-type="string">
            <text:p>71.9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琉球里</text:p>
          </table:table-cell>
          <table:table-cell table:style-name="ce3" office:value-type="float" office:value="2406" calcext:value-type="float">
            <text:p>2,406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466" calcext:value-type="float">
            <text:p>3,46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589" calcext:value-type="float">
            <text:p>3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9" calcext:value-type="float">
            <text:p>3,589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942" calcext:value-type="float">
            <text:p>4,942</text:p>
          </table:table-cell>
          <table:table-cell table:style-name="ce4" office:value-type="string" calcext:value-type="string">
            <text:p>72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翁園里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874" calcext:value-type="float">
            <text:p>3,874</text:p>
          </table:table-cell>
          <table:table-cell table:style-name="ce4" office:value-type="string" calcext:value-type="string">
            <text:p>74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前庄里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12" calcext:value-type="float">
            <text:p>2,212</text:p>
          </table:table-cell>
          <table:table-cell table:style-name="ce4" office:value-type="string" calcext:value-type="string">
            <text:p>72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4641" calcext:value-type="float">
            <text:p>4,641</text:p>
          </table:table-cell>
          <table:table-cell table:style-name="ce3" office:value-type="float" office:value="2441" calcext:value-type="float">
            <text:p>2,441</text:p>
          </table:table-cell>
          <table:table-cell table:style-name="ce3" office:value-type="float" office:value="7082" calcext:value-type="float">
            <text:p>7,08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340" calcext:value-type="float">
            <text:p>7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0" calcext:value-type="float">
            <text:p>7,340</text:p>
          </table:table-cell>
          <table:table-cell table:style-name="ce3" office:value-type="float" office:value="3055" calcext:value-type="float">
            <text:p>3,055</text:p>
          </table:table-cell>
          <table:table-cell table:style-name="ce3" office:value-type="float" office:value="10395" calcext:value-type="float">
            <text:p>10,395</text:p>
          </table:table-cell>
          <table:table-cell table:style-name="ce4" office:value-type="string" calcext:value-type="string">
            <text:p>70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3339" calcext:value-type="float">
            <text:p>3,339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5228" calcext:value-type="float">
            <text:p>5,22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358" calcext:value-type="float">
            <text:p>5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58" calcext:value-type="float">
            <text:p>5,358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7462" calcext:value-type="float">
            <text:p>7,462</text:p>
          </table:table-cell>
          <table:table-cell table:style-name="ce4" office:value-type="string" calcext:value-type="string">
            <text:p>71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義仁里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722" calcext:value-type="float">
            <text:p>1,722</text:p>
          </table:table-cell>
          <table:table-cell table:style-name="ce4" office:value-type="string" calcext:value-type="string">
            <text:p>68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586" calcext:value-type="float">
            <text:p>1,586</text:p>
          </table:table-cell>
          <table:table-cell table:style-name="ce4" office:value-type="string" calcext:value-type="string">
            <text:p>68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81" calcext:value-type="float">
            <text:p>2,381</text:p>
          </table:table-cell>
          <table:table-cell table:style-name="ce4" office:value-type="string" calcext:value-type="string">
            <text:p>70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潮寮里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861" calcext:value-type="float">
            <text:p>2,861</text:p>
          </table:table-cell>
          <table:table-cell table:style-name="ce4" office:value-type="string" calcext:value-type="string">
            <text:p>70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會結里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537" calcext:value-type="float">
            <text:p>1,537</text:p>
          </table:table-cell>
          <table:table-cell table:style-name="ce4" office:value-type="string" calcext:value-type="string">
            <text:p>67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會社里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3714" calcext:value-type="float">
            <text:p>3,71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816" calcext:value-type="float">
            <text:p>3,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6" calcext:value-type="float">
            <text:p>3,816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5921" calcext:value-type="float">
            <text:p>5,921</text:p>
          </table:table-cell>
          <table:table-cell table:style-name="ce4" office:value-type="string" calcext:value-type="string">
            <text:p>64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4809" calcext:value-type="float">
            <text:p>4,80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951" calcext:value-type="float">
            <text:p>4,9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52" calcext:value-type="float">
            <text:p>4,952</text:p>
          </table:table-cell>
          <table:table-cell table:style-name="ce3" office:value-type="float" office:value="2134" calcext:value-type="float">
            <text:p>2,134</text:p>
          </table:table-cell>
          <table:table-cell table:style-name="ce3" office:value-type="float" office:value="7086" calcext:value-type="float">
            <text:p>7,086</text:p>
          </table:table-cell>
          <table:table-cell table:style-name="ce4" office:value-type="string" calcext:value-type="string">
            <text:p>69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67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芳里</text:p>
          </table:table-cell>
          <table:table-cell table:style-name="ce3" office:value-type="float" office:value="2869" calcext:value-type="float">
            <text:p>2,869</text:p>
          </table:table-cell>
          <table:table-cell table:style-name="ce3" office:value-type="float" office:value="1608" calcext:value-type="float">
            <text:p>1,608</text:p>
          </table:table-cell>
          <table:table-cell table:style-name="ce3" office:value-type="float" office:value="4477" calcext:value-type="float">
            <text:p>4,47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4595" calcext:value-type="float">
            <text:p>4,5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96" calcext:value-type="float">
            <text:p>4,596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6578" calcext:value-type="float">
            <text:p>6,578</text:p>
          </table:table-cell>
          <table:table-cell table:style-name="ce4" office:value-type="string" calcext:value-type="string">
            <text:p>69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123" calcext:value-type="float">
            <text:p>2,123</text:p>
          </table:table-cell>
          <table:table-cell table:style-name="ce4" office:value-type="string" calcext:value-type="string">
            <text:p>74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寮里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75.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753" calcext:value-type="float">
            <text:p>1,753</text:p>
          </table:table-cell>
          <table:table-cell table:style-name="ce4" office:value-type="string" calcext:value-type="string">
            <text:p>73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昭明里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3665" calcext:value-type="float">
            <text:p>3,665</text:p>
          </table:table-cell>
          <table:table-cell table:style-name="ce4" office:value-type="string" calcext:value-type="string">
            <text:p>68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4099" calcext:value-type="float">
            <text:p>4,09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207" calcext:value-type="float">
            <text:p>4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7" calcext:value-type="float">
            <text:p>4,207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6171" calcext:value-type="float">
            <text:p>6,171</text:p>
          </table:table-cell>
          <table:table-cell table:style-name="ce4" office:value-type="string" calcext:value-type="string">
            <text:p>68.1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林園區</text:p>
          </table:table-cell>
          <table:table-cell table:style-name="ce2"/>
          <table:table-cell table:style-name="ce3" office:value-type="float" office:value="25855" calcext:value-type="float">
            <text:p>25,855</text:p>
          </table:table-cell>
          <table:table-cell table:style-name="ce3" office:value-type="float" office:value="11867" calcext:value-type="float">
            <text:p>11,867</text:p>
          </table:table-cell>
          <table:table-cell table:style-name="ce3" office:value-type="float" office:value="37722" calcext:value-type="float">
            <text:p>37,722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39139" calcext:value-type="float">
            <text:p>39,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39" calcext:value-type="float">
            <text:p>39,139</text:p>
          </table:table-cell>
          <table:table-cell table:style-name="ce3" office:value-type="float" office:value="17732" calcext:value-type="float">
            <text:p>17,732</text:p>
          </table:table-cell>
          <table:table-cell table:style-name="ce3" office:value-type="float" office:value="56871" calcext:value-type="float">
            <text:p>56,871</text:p>
          </table:table-cell>
          <table:table-cell table:style-name="ce4" office:value-type="string" calcext:value-type="string">
            <text:p>68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822" calcext:value-type="float">
            <text:p>2,822</text:p>
          </table:table-cell>
          <table:table-cell table:style-name="ce4" office:value-type="string" calcext:value-type="string">
            <text:p>67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林園里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895" calcext:value-type="float">
            <text:p>2,895</text:p>
          </table:table-cell>
          <table:table-cell table:style-name="ce4" office:value-type="string" calcext:value-type="string">
            <text:p>70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09" calcext:value-type="float">
            <text:p>2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9" calcext:value-type="float">
            <text:p>2,709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001" calcext:value-type="float">
            <text:p>4,001</text:p>
          </table:table-cell>
          <table:table-cell table:style-name="ce4" office:value-type="string" calcext:value-type="string">
            <text:p>67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潭頭里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575" calcext:value-type="float">
            <text:p>2,575</text:p>
          </table:table-cell>
          <table:table-cell table:style-name="ce4" office:value-type="string" calcext:value-type="string">
            <text:p>68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厝里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789" calcext:value-type="float">
            <text:p>2,789</text:p>
          </table:table-cell>
          <table:table-cell table:style-name="ce4" office:value-type="string" calcext:value-type="string">
            <text:p>67.6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門里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410" calcext:value-type="float">
            <text:p>2,410</text:p>
          </table:table-cell>
          <table:table-cell table:style-name="ce4" office:value-type="string" calcext:value-type="string">
            <text:p>68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38" calcext:value-type="float">
            <text:p>3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8" calcext:value-type="float">
            <text:p>3,038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4484" calcext:value-type="float">
            <text:p>4,484</text:p>
          </table:table-cell>
          <table:table-cell table:style-name="ce4" office:value-type="string" calcext:value-type="string">
            <text:p>67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港埔里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708" calcext:value-type="float">
            <text:p>1,708</text:p>
          </table:table-cell>
          <table:table-cell table:style-name="ce4" office:value-type="string" calcext:value-type="string">
            <text:p>71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38" calcext:value-type="float">
            <text:p>2,13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265" calcext:value-type="float">
            <text:p>3,265</text:p>
          </table:table-cell>
          <table:table-cell table:style-name="ce4" office:value-type="string" calcext:value-type="string">
            <text:p>68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港嘴里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636" calcext:value-type="float">
            <text:p>1,636</text:p>
          </table:table-cell>
          <table:table-cell table:style-name="ce4" office:value-type="string" calcext:value-type="string">
            <text:p>69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汕里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64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林內里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819" calcext:value-type="float">
            <text:p>1,819</text:p>
          </table:table-cell>
          <table:table-cell table:style-name="ce4" office:value-type="string" calcext:value-type="string">
            <text:p>68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王公里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3951" calcext:value-type="float">
            <text:p>3,951</text:p>
          </table:table-cell>
          <table:table-cell table:style-name="ce4" office:value-type="string" calcext:value-type="string">
            <text:p>68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林家里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68.7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龔厝里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889" calcext:value-type="float">
            <text:p>1,889</text:p>
          </table:table-cell>
          <table:table-cell table:style-name="ce4" office:value-type="string" calcext:value-type="string">
            <text:p>71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鳳芸里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677" calcext:value-type="float">
            <text:p>1,677</text:p>
          </table:table-cell>
          <table:table-cell table:style-name="ce4" office:value-type="string" calcext:value-type="string">
            <text:p>73.2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芸里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671" calcext:value-type="float">
            <text:p>1,671</text:p>
          </table:table-cell>
          <table:table-cell table:style-name="ce4" office:value-type="string" calcext:value-type="string">
            <text:p>70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汕里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64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汕里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4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848" calcext:value-type="float">
            <text:p>2,848</text:p>
          </table:table-cell>
          <table:table-cell table:style-name="ce4" office:value-type="string" calcext:value-type="string">
            <text:p>72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320" calcext:value-type="float">
            <text:p>2,320</text:p>
          </table:table-cell>
          <table:table-cell table:style-name="ce4" office:value-type="string" calcext:value-type="string">
            <text:p>71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廣應里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321" calcext:value-type="float">
            <text:p>3,321</text:p>
          </table:table-cell>
          <table:table-cell table:style-name="ce4" office:value-type="string" calcext:value-type="string">
            <text:p>70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458" calcext:value-type="float">
            <text:p>2,458</text:p>
          </table:table-cell>
          <table:table-cell table:style-name="ce4" office:value-type="string" calcext:value-type="string">
            <text:p>63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汕里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095" calcext:value-type="float">
            <text:p>2,095</text:p>
          </table:table-cell>
          <table:table-cell table:style-name="ce4" office:value-type="string" calcext:value-type="string">
            <text:p>65.92</text:p>
          </table:table-cell>
          <table:table-cell table:number-columns-repeated="101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高雄市第5選舉區" table:style-name="ta5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高雄市第5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楊椒喬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昆澤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張芳愉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4)</text:p>
            <text:p>黃柏霖</text:p>
            <text:p>中國國民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964" calcext:value-type="float">
            <text:p>3,964</text:p>
          </table:table-cell>
          <table:table-cell table:style-name="ce3" office:value-type="float" office:value="108735" calcext:value-type="float">
            <text:p>108,735</text:p>
          </table:table-cell>
          <table:table-cell table:style-name="ce3" office:value-type="float" office:value="12264" calcext:value-type="float">
            <text:p>12,264</text:p>
          </table:table-cell>
          <table:table-cell table:style-name="ce3" office:value-type="float" office:value="90046" calcext:value-type="float">
            <text:p>90,046</text:p>
          </table:table-cell>
          <table:table-cell table:style-name="ce3" office:value-type="float" office:value="215009" calcext:value-type="float">
            <text:p>215,009</text:p>
          </table:table-cell>
          <table:table-cell table:style-name="ce3" office:value-type="float" office:value="3097" calcext:value-type="float">
            <text:p>3,097</text:p>
          </table:table-cell>
          <table:table-cell table:style-name="ce3" office:value-type="float" office:value="218106" calcext:value-type="float">
            <text:p>218,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8107" calcext:value-type="float">
            <text:p>218,107</text:p>
          </table:table-cell>
          <table:table-cell table:style-name="ce3" office:value-type="float" office:value="83990" calcext:value-type="float">
            <text:p>83,990</text:p>
          </table:table-cell>
          <table:table-cell table:style-name="ce3" office:value-type="float" office:value="302097" calcext:value-type="float">
            <text:p>302,097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三民區</text:p>
          </table:table-cell>
          <table:table-cell table:style-name="ce2"/>
          <table:table-cell table:style-name="ce3" office:value-type="float" office:value="3644" calcext:value-type="float">
            <text:p>3,644</text:p>
          </table:table-cell>
          <table:table-cell table:style-name="ce3" office:value-type="float" office:value="100040" calcext:value-type="float">
            <text:p>100,040</text:p>
          </table:table-cell>
          <table:table-cell table:style-name="ce3" office:value-type="float" office:value="11237" calcext:value-type="float">
            <text:p>11,237</text:p>
          </table:table-cell>
          <table:table-cell table:style-name="ce3" office:value-type="float" office:value="82774" calcext:value-type="float">
            <text:p>82,774</text:p>
          </table:table-cell>
          <table:table-cell table:style-name="ce3" office:value-type="float" office:value="197695" calcext:value-type="float">
            <text:p>197,695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200527" calcext:value-type="float">
            <text:p>200,5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528" calcext:value-type="float">
            <text:p>200,528</text:p>
          </table:table-cell>
          <table:table-cell table:style-name="ce3" office:value-type="float" office:value="77471" calcext:value-type="float">
            <text:p>77,471</text:p>
          </table:table-cell>
          <table:table-cell table:style-name="ce3" office:value-type="float" office:value="277999" calcext:value-type="float">
            <text:p>277,999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鼎金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3677" calcext:value-type="float">
            <text:p>3,677</text:p>
          </table:table-cell>
          <table:table-cell table:style-name="ce4" office:value-type="string" calcext:value-type="string">
            <text:p>68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鼎盛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069" calcext:value-type="float">
            <text:p>2,069</text:p>
          </table:table-cell>
          <table:table-cell table:style-name="ce3" office:value-type="float" office:value="4950" calcext:value-type="float">
            <text:p>4,95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034" calcext:value-type="float">
            <text:p>5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4" calcext:value-type="float">
            <text:p>5,034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7088" calcext:value-type="float">
            <text:p>7,088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鼎強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1" calcext:value-type="float">
            <text:p>2,641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677" calcext:value-type="float">
            <text:p>3,677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鼎力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2648" calcext:value-type="float">
            <text:p>2,64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711" calcext:value-type="float">
            <text:p>3,711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鼎西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4687" calcext:value-type="float">
            <text:p>4,68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763" calcext:value-type="float">
            <text:p>4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3" calcext:value-type="float">
            <text:p>4,763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6723" calcext:value-type="float">
            <text:p>6,723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鼎中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576" calcext:value-type="float">
            <text:p>2,57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509" calcext:value-type="float">
            <text:p>3,509</text:p>
          </table:table-cell>
          <table:table-cell table:style-name="ce4" office:value-type="string" calcext:value-type="string">
            <text:p>74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鼎泰里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592" calcext:value-type="float">
            <text:p>6,592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6726" calcext:value-type="float">
            <text:p>6,726</text:p>
          </table:table-cell>
          <table:table-cell table:style-name="ce3" office:value-type="float" office:value="14573" calcext:value-type="float">
            <text:p>14,57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4799" calcext:value-type="float">
            <text:p>14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99" calcext:value-type="float">
            <text:p>14,799</text:p>
          </table:table-cell>
          <table:table-cell table:style-name="ce3" office:value-type="float" office:value="5508" calcext:value-type="float">
            <text:p>5,508</text:p>
          </table:table-cell>
          <table:table-cell table:style-name="ce3" office:value-type="float" office:value="20307" calcext:value-type="float">
            <text:p>20,307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館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917" calcext:value-type="float">
            <text:p>2,91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5793" calcext:value-type="float">
            <text:p>5,79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871" calcext:value-type="float">
            <text:p>5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1" calcext:value-type="float">
            <text:p>5,871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8109" calcext:value-type="float">
            <text:p>8,109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和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4894" calcext:value-type="float">
            <text:p>4,89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968" calcext:value-type="float">
            <text:p>4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8" calcext:value-type="float">
            <text:p>4,968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6811" calcext:value-type="float">
            <text:p>6,811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文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805" calcext:value-type="float">
            <text:p>1,805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武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73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元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3562" calcext:value-type="float">
            <text:p>3,56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612" calcext:value-type="float">
            <text:p>3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2" calcext:value-type="float">
            <text:p>3,612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824" calcext:value-type="float">
            <text:p>4,824</text:p>
          </table:table-cell>
          <table:table-cell table:style-name="ce4" office:value-type="string" calcext:value-type="string">
            <text:p>7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安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3017" calcext:value-type="float">
            <text:p>3,01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4103" calcext:value-type="float">
            <text:p>4,103</text:p>
          </table:table-cell>
          <table:table-cell table:style-name="ce4" office:value-type="string" calcext:value-type="string">
            <text:p>7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上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3179" calcext:value-type="float">
            <text:p>3,17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214" calcext:value-type="float">
            <text:p>3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4" calcext:value-type="float">
            <text:p>3,214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314" calcext:value-type="float">
            <text:p>4,314</text:p>
          </table:table-cell>
          <table:table-cell table:style-name="ce4" office:value-type="string" calcext:value-type="string">
            <text:p>74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本揚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5138" calcext:value-type="float">
            <text:p>5,13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195" calcext:value-type="float">
            <text:p>5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5" calcext:value-type="float">
            <text:p>5,195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6931" calcext:value-type="float">
            <text:p>6,931</text:p>
          </table:table-cell>
          <table:table-cell table:style-name="ce4" office:value-type="string" calcext:value-type="string">
            <text:p>74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獅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18" calcext:value-type="float">
            <text:p>2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8" calcext:value-type="float">
            <text:p>2,418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282" calcext:value-type="float">
            <text:p>3,282</text:p>
          </table:table-cell>
          <table:table-cell table:style-name="ce4" office:value-type="string" calcext:value-type="string">
            <text:p>7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德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3318" calcext:value-type="float">
            <text:p>3,31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361" calcext:value-type="float">
            <text:p>3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1" calcext:value-type="float">
            <text:p>3,361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671" calcext:value-type="float">
            <text:p>4,671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泰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3688" calcext:value-type="float">
            <text:p>3,688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興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36" calcext:value-type="float">
            <text:p>2,036</text:p>
          </table:table-cell>
          <table:table-cell table:style-name="ce3" office:value-type="float" office:value="4514" calcext:value-type="float">
            <text:p>4,51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64" calcext:value-type="float">
            <text:p>4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4" calcext:value-type="float">
            <text:p>4,564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6235" calcext:value-type="float">
            <text:p>6,235</text:p>
          </table:table-cell>
          <table:table-cell table:style-name="ce4" office:value-type="string" calcext:value-type="string">
            <text:p>73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中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618" calcext:value-type="float">
            <text:p>2,618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華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907" calcext:value-type="float">
            <text:p>2,907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國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5142" calcext:value-type="float">
            <text:p>5,14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223" calcext:value-type="float">
            <text:p>5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3" calcext:value-type="float">
            <text:p>5,223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7226" calcext:value-type="float">
            <text:p>7,226</text:p>
          </table:table-cell>
          <table:table-cell table:style-name="ce4" office:value-type="string" calcext:value-type="string">
            <text:p>72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917" calcext:value-type="float">
            <text:p>2,917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495" calcext:value-type="float">
            <text:p>2,495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業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4108" calcext:value-type="float">
            <text:p>4,10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587" calcext:value-type="float">
            <text:p>5,587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盛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383" calcext:value-type="float">
            <text:p>3,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3" calcext:value-type="float">
            <text:p>3,383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544" calcext:value-type="float">
            <text:p>4,544</text:p>
          </table:table-cell>
          <table:table-cell table:style-name="ce4" office:value-type="string" calcext:value-type="string">
            <text:p>74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4651" calcext:value-type="float">
            <text:p>4,65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718" calcext:value-type="float">
            <text:p>4,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8" calcext:value-type="float">
            <text:p>4,718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6601" calcext:value-type="float">
            <text:p>6,601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龍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2796" calcext:value-type="float">
            <text:p>2,79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808" calcext:value-type="float">
            <text:p>3,808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珠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3431" calcext:value-type="float">
            <text:p>3,43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484" calcext:value-type="float">
            <text:p>3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4" calcext:value-type="float">
            <text:p>3,484</text:p>
          </table:table-cell>
          <table:table-cell table:style-name="ce3" office:value-type="float" office:value="2997" calcext:value-type="float">
            <text:p>2,997</text:p>
          </table:table-cell>
          <table:table-cell table:style-name="ce3" office:value-type="float" office:value="6481" calcext:value-type="float">
            <text:p>6,481</text:p>
          </table:table-cell>
          <table:table-cell table:style-name="ce4" office:value-type="string" calcext:value-type="string">
            <text:p>53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玉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5478" calcext:value-type="float">
            <text:p>5,47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564" calcext:value-type="float">
            <text:p>5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4" calcext:value-type="float">
            <text:p>5,564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7623" calcext:value-type="float">
            <text:p>7,623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子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3754" calcext:value-type="float">
            <text:p>3,754</text:p>
          </table:table-cell>
          <table:table-cell table:style-name="ce4" office:value-type="string" calcext:value-type="string">
            <text:p>70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愛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760" calcext:value-type="float">
            <text:p>2,760</text:p>
          </table:table-cell>
          <table:table-cell table:style-name="ce4" office:value-type="string" calcext:value-type="string">
            <text:p>6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中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3393" calcext:value-type="float">
            <text:p>3,39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440" calcext:value-type="float">
            <text:p>3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0" calcext:value-type="float">
            <text:p>3,440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5076" calcext:value-type="float">
            <text:p>5,076</text:p>
          </table:table-cell>
          <table:table-cell table:style-name="ce4" office:value-type="string" calcext:value-type="string">
            <text:p>6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華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432" calcext:value-type="float">
            <text:p>2,432</text:p>
          </table:table-cell>
          <table:table-cell table:style-name="ce4" office:value-type="string" calcext:value-type="string">
            <text:p>70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勝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利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864" calcext:value-type="float">
            <text:p>2,864</text:p>
          </table:table-cell>
          <table:table-cell table:style-name="ce4" office:value-type="string" calcext:value-type="string">
            <text:p>72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復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326" calcext:value-type="float">
            <text:p>3,326</text:p>
          </table:table-cell>
          <table:table-cell table:style-name="ce4" office:value-type="string" calcext:value-type="string">
            <text:p>70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707" calcext:value-type="float">
            <text:p>3,707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3588" calcext:value-type="float">
            <text:p>3,588</text:p>
          </table:table-cell>
          <table:table-cell table:style-name="ce3" office:value-type="float" office:value="8014" calcext:value-type="float">
            <text:p>8,0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8129" calcext:value-type="float">
            <text:p>8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29" calcext:value-type="float">
            <text:p>8,129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11523" calcext:value-type="float">
            <text:p>11,523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順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557" calcext:value-type="float">
            <text:p>3,557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興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灣成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662" calcext:value-type="float">
            <text:p>2,662</text:p>
          </table:table-cell>
          <table:table-cell table:style-name="ce4" office:value-type="string" calcext:value-type="string">
            <text:p>6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534" calcext:value-type="float">
            <text:p>2,534</text:p>
          </table:table-cell>
          <table:table-cell table:style-name="ce4" office:value-type="string" calcext:value-type="string">
            <text:p>66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寧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644" calcext:value-type="float">
            <text:p>1,644</text:p>
          </table:table-cell>
          <table:table-cell table:style-name="ce4" office:value-type="string" calcext:value-type="string">
            <text:p>67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吉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3147" calcext:value-type="float">
            <text:p>3,14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408" calcext:value-type="float">
            <text:p>4,408</text:p>
          </table:table-cell>
          <table:table-cell table:style-name="ce4" office:value-type="string" calcext:value-type="string">
            <text:p>72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發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063" calcext:value-type="float">
            <text:p>4,063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東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939" calcext:value-type="float">
            <text:p>2,939</text:p>
          </table:table-cell>
          <table:table-cell table:style-name="ce4" office:value-type="string" calcext:value-type="string">
            <text:p>76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401" calcext:value-type="float">
            <text:p>2,401</text:p>
          </table:table-cell>
          <table:table-cell table:style-name="ce4" office:value-type="string" calcext:value-type="string">
            <text:p>7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達德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6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達明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41" calcext:value-type="float">
            <text:p>1,441</text:p>
          </table:table-cell>
          <table:table-cell table:style-name="ce4" office:value-type="string" calcext:value-type="string">
            <text:p>72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達仁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13" calcext:value-type="float">
            <text:p>1,313</text:p>
          </table:table-cell>
          <table:table-cell table:style-name="ce4" office:value-type="string" calcext:value-type="string">
            <text:p>7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達勇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71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495" calcext:value-type="float">
            <text:p>2,495</text:p>
          </table:table-cell>
          <table:table-cell table:style-name="ce4" office:value-type="string" calcext:value-type="string">
            <text:p>75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智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953" calcext:value-type="float">
            <text:p>1,953</text:p>
          </table:table-cell>
          <table:table-cell table:style-name="ce4" office:value-type="string" calcext:value-type="string">
            <text:p>76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仁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44" calcext:value-type="float">
            <text:p>1,744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生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564" calcext:value-type="float">
            <text:p>1,564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08" calcext:value-type="float">
            <text:p>708</text:p>
          </table:table-cell>
          <table:table-cell table:style-name="ce4" office:value-type="string" calcext:value-type="string">
            <text:p>7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99" calcext:value-type="float">
            <text:p>999</text:p>
          </table:table-cell>
          <table:table-cell table:style-name="ce4" office:value-type="string" calcext:value-type="string">
            <text:p>76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精華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11" calcext:value-type="float">
            <text:p>1,411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807" calcext:value-type="float">
            <text:p>1,807</text:p>
          </table:table-cell>
          <table:table-cell table:style-name="ce4" office:value-type="string" calcext:value-type="string">
            <text:p>75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宜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203" calcext:value-type="float">
            <text:p>2,20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922" calcext:value-type="float">
            <text:p>2,922</text:p>
          </table:table-cell>
          <table:table-cell table:style-name="ce4" office:value-type="string" calcext:value-type="string">
            <text:p>76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泰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2508" calcext:value-type="float">
            <text:p>2,50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514" calcext:value-type="float">
            <text:p>3,514</text:p>
          </table:table-cell>
          <table:table-cell table:style-name="ce4" office:value-type="string" calcext:value-type="string">
            <text:p>72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邦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561" calcext:value-type="float">
            <text:p>3,561</text:p>
          </table:table-cell>
          <table:table-cell table:style-name="ce4" office:value-type="string" calcext:value-type="string">
            <text:p>74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全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589" calcext:value-type="float">
            <text:p>1,589</text:p>
          </table:table-cell>
          <table:table-cell table:style-name="ce4" office:value-type="string" calcext:value-type="string">
            <text:p>7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美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10" calcext:value-type="float">
            <text:p>1,610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北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21" calcext:value-type="float">
            <text:p>2,121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誠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76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業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36" calcext:value-type="float">
            <text:p>836</text:p>
          </table:table-cell>
          <table:table-cell table:style-name="ce4" office:value-type="string" calcext:value-type="string">
            <text:p>71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新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76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西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9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博惠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2691" calcext:value-type="float">
            <text:p>2,69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737" calcext:value-type="float">
            <text:p>3,737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明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7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6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德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850" calcext:value-type="float">
            <text:p>1,850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南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3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北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西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872" calcext:value-type="float">
            <text:p>1,872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裕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213" calcext:value-type="float">
            <text:p>2,213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川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9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千歲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97" calcext:value-type="float">
            <text:p>1,097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千北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5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865" calcext:value-type="float">
            <text:p>1,865</text:p>
          </table:table-cell>
          <table:table-cell table:style-name="ce4" office:value-type="string" calcext:value-type="string">
            <text:p>69.6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苓雅區</text:p>
          </table:table-cell>
          <table:table-cell table:style-name="ce2"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695" calcext:value-type="float">
            <text:p>8,695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7272" calcext:value-type="float">
            <text:p>7,272</text:p>
          </table:table-cell>
          <table:table-cell table:style-name="ce3" office:value-type="float" office:value="17314" calcext:value-type="float">
            <text:p>17,31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7579" calcext:value-type="float">
            <text:p>17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79" calcext:value-type="float">
            <text:p>17,579</text:p>
          </table:table-cell>
          <table:table-cell table:style-name="ce3" office:value-type="float" office:value="6519" calcext:value-type="float">
            <text:p>6,519</text:p>
          </table:table-cell>
          <table:table-cell table:style-name="ce3" office:value-type="float" office:value="24098" calcext:value-type="float">
            <text:p>24,098</text:p>
          </table:table-cell>
          <table:table-cell table:style-name="ce4" office:value-type="string" calcext:value-type="string">
            <text:p>7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祥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552" calcext:value-type="float">
            <text:p>2,552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015" calcext:value-type="float">
            <text:p>2,015</text:p>
          </table:table-cell>
          <table:table-cell table:style-name="ce4" office:value-type="string" calcext:value-type="string">
            <text:p>76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主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2796" calcext:value-type="float">
            <text:p>2,79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35" calcext:value-type="float">
            <text:p>2,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5" calcext:value-type="float">
            <text:p>2,835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3884" calcext:value-type="float">
            <text:p>3,884</text:p>
          </table:table-cell>
          <table:table-cell table:style-name="ce4" office:value-type="string" calcext:value-type="string">
            <text:p>72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334" calcext:value-type="float">
            <text:p>3,334</text:p>
          </table:table-cell>
          <table:table-cell table:style-name="ce4"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240" calcext:value-type="float">
            <text:p>3,240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道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831" calcext:value-type="float">
            <text:p>3,831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41" calcext:value-type="float">
            <text:p>2,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1" calcext:value-type="float">
            <text:p>2,441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374" calcext:value-type="float">
            <text:p>3,374</text:p>
          </table:table-cell>
          <table:table-cell table:style-name="ce4"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868" calcext:value-type="float">
            <text:p>1,868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高雄市第6選舉區" table:style-name="ta6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高雄市第6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郭倍宏</text:p>
            <text:p>喜樂島聯盟</text:p>
          </table:table-cell>
          <table:table-cell table:style-name="ce1" office:value-type="string" calcext:value-type="string" table:number-columns-spanned="1" table:number-rows-spanned="3">
            <text:p>(2)</text:p>
            <text:p>黃捷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美雅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5433" calcext:value-type="float">
            <text:p>15,433</text:p>
          </table:table-cell>
          <table:table-cell table:style-name="ce3" office:value-type="float" office:value="113670" calcext:value-type="float">
            <text:p>113,670</text:p>
          </table:table-cell>
          <table:table-cell table:style-name="ce3" office:value-type="float" office:value="93750" calcext:value-type="float">
            <text:p>93,750</text:p>
          </table:table-cell>
          <table:table-cell table:style-name="ce3" office:value-type="float" office:value="222853" calcext:value-type="float">
            <text:p>222,853</text:p>
          </table:table-cell>
          <table:table-cell table:style-name="ce3" office:value-type="float" office:value="3528" calcext:value-type="float">
            <text:p>3,528</text:p>
          </table:table-cell>
          <table:table-cell table:style-name="ce3" office:value-type="float" office:value="226381" calcext:value-type="float">
            <text:p>226,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382" calcext:value-type="float">
            <text:p>226,382</text:p>
          </table:table-cell>
          <table:table-cell table:style-name="ce3" office:value-type="float" office:value="87271" calcext:value-type="float">
            <text:p>87,271</text:p>
          </table:table-cell>
          <table:table-cell table:style-name="ce3" office:value-type="float" office:value="313653" calcext:value-type="float">
            <text:p>313,653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苓雅區</text:p>
          </table:table-cell>
          <table:table-cell table:style-name="ce2"/>
          <table:table-cell table:style-name="ce3" office:value-type="float" office:value="5800" calcext:value-type="float">
            <text:p>5,800</text:p>
          </table:table-cell>
          <table:table-cell table:style-name="ce3" office:value-type="float" office:value="42007" calcext:value-type="float">
            <text:p>42,007</text:p>
          </table:table-cell>
          <table:table-cell table:style-name="ce3" office:value-type="float" office:value="33719" calcext:value-type="float">
            <text:p>33,719</text:p>
          </table:table-cell>
          <table:table-cell table:style-name="ce3" office:value-type="float" office:value="81526" calcext:value-type="float">
            <text:p>81,526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82909" calcext:value-type="float">
            <text:p>82,9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910" calcext:value-type="float">
            <text:p>82,910</text:p>
          </table:table-cell>
          <table:table-cell table:style-name="ce3" office:value-type="float" office:value="31985" calcext:value-type="float">
            <text:p>31,985</text:p>
          </table:table-cell>
          <table:table-cell table:style-name="ce3" office:value-type="float" office:value="114895" calcext:value-type="float">
            <text:p>114,895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仁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15" calcext:value-type="float">
            <text:p>615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洲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505" calcext:value-type="float">
            <text:p>1,505</text:p>
          </table:table-cell>
          <table:table-cell table:style-name="ce4" office:value-type="string" calcext:value-type="string">
            <text:p>6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昇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01" calcext:value-type="float">
            <text:p>1,101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中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522" calcext:value-type="float">
            <text:p>1,522</text:p>
          </table:table-cell>
          <table:table-cell table:style-name="ce4" office:value-type="string" calcext:value-type="string">
            <text:p>7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雅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東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69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519" calcext:value-type="float">
            <text:p>1,519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74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772" calcext:value-type="float">
            <text:p>1,772</text:p>
          </table:table-cell>
          <table:table-cell table:style-name="ce4" office:value-type="string" calcext:value-type="string">
            <text:p>69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意誠里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3604" calcext:value-type="float">
            <text:p>3,604</text:p>
          </table:table-cell>
          <table:table-cell table:style-name="ce4" office:value-type="string" calcext:value-type="string">
            <text:p>6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鼓中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西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人和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611" calcext:value-type="float">
            <text:p>1,611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政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澤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09" calcext:value-type="float">
            <text:p>1,609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田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70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堂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829" calcext:value-type="float">
            <text:p>2,829</text:p>
          </table:table-cell>
          <table:table-cell table:style-name="ce4" office:value-type="string" calcext:value-type="string">
            <text:p>7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中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970" calcext:value-type="float">
            <text:p>1,970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普照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866" calcext:value-type="float">
            <text:p>2,866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煦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816" calcext:value-type="float">
            <text:p>1,816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晴朗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2613" calcext:value-type="float">
            <text:p>2,613</text:p>
          </table:table-cell>
          <table:table-cell table:style-name="ce4" office:value-type="string" calcext:value-type="string">
            <text:p>5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普天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210" calcext:value-type="float">
            <text:p>3,210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富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133" calcext:value-type="float">
            <text:p>2,133</text:p>
          </table:table-cell>
          <table:table-cell table:style-name="ce4" office:value-type="string" calcext:value-type="string">
            <text:p>76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圍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122" calcext:value-type="float">
            <text:p>2,122</text:p>
          </table:table-cell>
          <table:table-cell table:style-name="ce4" office:value-type="string" calcext:value-type="string">
            <text:p>76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安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53" calcext:value-type="float">
            <text:p>1,453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興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59" calcext:value-type="float">
            <text:p>1,159</text:p>
          </table:table-cell>
          <table:table-cell table:style-name="ce4" office:value-type="string" calcext:value-type="string">
            <text:p>6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華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454" calcext:value-type="float">
            <text:p>2,454</text:p>
          </table:table-cell>
          <table:table-cell table:style-name="ce4" office:value-type="string" calcext:value-type="string">
            <text:p>74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西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452" calcext:value-type="float">
            <text:p>1,452</text:p>
          </table:table-cell>
          <table:table-cell table:style-name="ce4" office:value-type="string" calcext:value-type="string">
            <text:p>70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中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18" calcext:value-type="float">
            <text:p>2,618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南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636" calcext:value-type="float">
            <text:p>2,636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602" calcext:value-type="float">
            <text:p>2,602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953" calcext:value-type="float">
            <text:p>1,953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凱旋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010" calcext:value-type="float">
            <text:p>2,010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奏捷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418" calcext:value-type="float">
            <text:p>1,418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壽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320" calcext:value-type="float">
            <text:p>1,320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南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587" calcext:value-type="float">
            <text:p>1,587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德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655" calcext:value-type="float">
            <text:p>1,655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貴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78" calcext:value-type="float">
            <text:p>1,678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榮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99" calcext:value-type="float">
            <text:p>2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9" calcext:value-type="float">
            <text:p>2,599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587" calcext:value-type="float">
            <text:p>3,587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英明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96" calcext:value-type="float">
            <text:p>1,696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靖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446" calcext:value-type="float">
            <text:p>1,446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611" calcext:value-type="float">
            <text:p>2,611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海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7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康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677" calcext:value-type="float">
            <text:p>1,677</text:p>
          </table:table-cell>
          <table:table-cell table:style-name="ce4" office:value-type="string" calcext:value-type="string">
            <text:p>72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人里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846" calcext:value-type="float">
            <text:p>1,846</text:p>
          </table:table-cell>
          <table:table-cell table:style-name="ce4" office:value-type="string" calcext:value-type="string">
            <text:p>70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地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374" calcext:value-type="float">
            <text:p>2,374</text:p>
          </table:table-cell>
          <table:table-cell table:style-name="ce4" office:value-type="string" calcext:value-type="string">
            <text:p>71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居里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423" calcext:value-type="float">
            <text:p>2,423</text:p>
          </table:table-cell>
          <table:table-cell table:style-name="ce4" office:value-type="string" calcext:value-type="string">
            <text:p>7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東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364" calcext:value-type="float">
            <text:p>2,364</text:p>
          </table:table-cell>
          <table:table-cell table:style-name="ce4" office:value-type="string" calcext:value-type="string">
            <text:p>7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西里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717" calcext:value-type="float">
            <text:p>1,717</text:p>
          </table:table-cell>
          <table:table-cell table:style-name="ce4" office:value-type="string" calcext:value-type="string">
            <text:p>71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939" calcext:value-type="float">
            <text:p>1,939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文里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326" calcext:value-type="float">
            <text:p>2,326</text:p>
          </table:table-cell>
          <table:table-cell table:style-name="ce4" office:value-type="string" calcext:value-type="string">
            <text:p>7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言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724" calcext:value-type="float">
            <text:p>2,724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大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3286" calcext:value-type="float">
            <text:p>3,28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38" calcext:value-type="float">
            <text:p>3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8" calcext:value-type="float">
            <text:p>3,338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4731" calcext:value-type="float">
            <text:p>4,731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186" calcext:value-type="float">
            <text:p>2,186</text:p>
          </table:table-cell>
          <table:table-cell table:style-name="ce4" office:value-type="string" calcext:value-type="string">
            <text:p>75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仁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284" calcext:value-type="float">
            <text:p>2,284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衛武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770" calcext:value-type="float">
            <text:p>1,770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鼓山區</text:p>
          </table:table-cell>
          <table:table-cell table:style-name="ce2"/>
          <table:table-cell table:style-name="ce3" office:value-type="float" office:value="5003" calcext:value-type="float">
            <text:p>5,003</text:p>
          </table:table-cell>
          <table:table-cell table:style-name="ce3" office:value-type="float" office:value="39497" calcext:value-type="float">
            <text:p>39,497</text:p>
          </table:table-cell>
          <table:table-cell table:style-name="ce3" office:value-type="float" office:value="35920" calcext:value-type="float">
            <text:p>35,920</text:p>
          </table:table-cell>
          <table:table-cell table:style-name="ce3" office:value-type="float" office:value="80420" calcext:value-type="float">
            <text:p>80,42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81604" calcext:value-type="float">
            <text:p>81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04" calcext:value-type="float">
            <text:p>81,604</text:p>
          </table:table-cell>
          <table:table-cell table:style-name="ce3" office:value-type="float" office:value="31200" calcext:value-type="float">
            <text:p>31,200</text:p>
          </table:table-cell>
          <table:table-cell table:style-name="ce3" office:value-type="float" office:value="112804" calcext:value-type="float">
            <text:p>112,804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鼓峰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767" calcext:value-type="float">
            <text:p>1,767</text:p>
          </table:table-cell>
          <table:table-cell table:style-name="ce4" office:value-type="string" calcext:value-type="string">
            <text:p>70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雄峰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823" calcext:value-type="float">
            <text:p>1,823</text:p>
          </table:table-cell>
          <table:table-cell table:style-name="ce4" office:value-type="string" calcext:value-type="string">
            <text:p>67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峰里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2758" calcext:value-type="float">
            <text:p>2,75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811" calcext:value-type="float">
            <text:p>3,811</text:p>
          </table:table-cell>
          <table:table-cell table:style-name="ce4" office:value-type="string" calcext:value-type="string">
            <text:p>73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261" calcext:value-type="float">
            <text:p>3,261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7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惟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302" calcext:value-type="float">
            <text:p>2,302</text:p>
          </table:table-cell>
          <table:table-cell table:style-name="ce4" office:value-type="string" calcext:value-type="string">
            <text:p>7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454" calcext:value-type="float">
            <text:p>3,454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71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井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7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3198" calcext:value-type="float">
            <text:p>3,198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強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413" calcext:value-type="float">
            <text:p>2,413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797" calcext:value-type="float">
            <text:p>2,797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子里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5278" calcext:value-type="float">
            <text:p>5,278</text:p>
          </table:table-cell>
          <table:table-cell table:style-name="ce3" office:value-type="float" office:value="5103" calcext:value-type="float">
            <text:p>5,103</text:p>
          </table:table-cell>
          <table:table-cell table:style-name="ce3" office:value-type="float" office:value="11025" calcext:value-type="float">
            <text:p>11,02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1184" calcext:value-type="float">
            <text:p>1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4" calcext:value-type="float">
            <text:p>11,184</text:p>
          </table:table-cell>
          <table:table-cell table:style-name="ce3" office:value-type="float" office:value="4081" calcext:value-type="float">
            <text:p>4,081</text:p>
          </table:table-cell>
          <table:table-cell table:style-name="ce3" office:value-type="float" office:value="15265" calcext:value-type="float">
            <text:p>15,265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8165" calcext:value-type="float">
            <text:p>8,165</text:p>
          </table:table-cell>
          <table:table-cell table:style-name="ce3" office:value-type="float" office:value="7894" calcext:value-type="float">
            <text:p>7,894</text:p>
          </table:table-cell>
          <table:table-cell table:style-name="ce3" office:value-type="float" office:value="17187" calcext:value-type="float">
            <text:p>17,187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7463" calcext:value-type="float">
            <text:p>17,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63" calcext:value-type="float">
            <text:p>17,463</text:p>
          </table:table-cell>
          <table:table-cell table:style-name="ce3" office:value-type="float" office:value="6192" calcext:value-type="float">
            <text:p>6,192</text:p>
          </table:table-cell>
          <table:table-cell table:style-name="ce3" office:value-type="float" office:value="23655" calcext:value-type="float">
            <text:p>23,655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誠里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790" calcext:value-type="float">
            <text:p>4,790</text:p>
          </table:table-cell>
          <table:table-cell table:style-name="ce3" office:value-type="float" office:value="5707" calcext:value-type="float">
            <text:p>5,707</text:p>
          </table:table-cell>
          <table:table-cell table:style-name="ce3" office:value-type="float" office:value="11053" calcext:value-type="float">
            <text:p>11,05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1225" calcext:value-type="float">
            <text:p>11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5" calcext:value-type="float">
            <text:p>11,225</text:p>
          </table:table-cell>
          <table:table-cell table:style-name="ce3" office:value-type="float" office:value="4577" calcext:value-type="float">
            <text:p>4,577</text:p>
          </table:table-cell>
          <table:table-cell table:style-name="ce3" office:value-type="float" office:value="15802" calcext:value-type="float">
            <text:p>15,802</text:p>
          </table:table-cell>
          <table:table-cell table:style-name="ce4" office:value-type="string" calcext:value-type="string">
            <text:p>7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豐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2690" calcext:value-type="float">
            <text:p>2,69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624" calcext:value-type="float">
            <text:p>3,624</text:p>
          </table:table-cell>
          <table:table-cell table:style-name="ce4" office:value-type="string" calcext:value-type="string">
            <text:p>75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興里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049" calcext:value-type="float">
            <text:p>3,049</text:p>
          </table:table-cell>
          <table:table-cell table:style-name="ce4" office:value-type="string" calcext:value-type="string">
            <text:p>74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豐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350" calcext:value-type="float">
            <text:p>2,350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鼓岩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67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6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樹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879" calcext:value-type="float">
            <text:p>1,879</text:p>
          </table:table-cell>
          <table:table-cell table:style-name="ce4" office:value-type="string" calcext:value-type="string">
            <text:p>4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宗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70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化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邊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37" calcext:value-type="float">
            <text:p>1,037</text:p>
          </table:table-cell>
          <table:table-cell table:style-name="ce4" office:value-type="string" calcext:value-type="string">
            <text:p>70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綠川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登山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71" calcext:value-type="float">
            <text:p>571</text:p>
          </table:table-cell>
          <table:table-cell table:style-name="ce4" office:value-type="string" calcext:value-type="string">
            <text:p>6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峰南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712" calcext:value-type="float">
            <text:p>712</text:p>
          </table:table-cell>
          <table:table-cell table:style-name="ce4" office:value-type="string" calcext:value-type="string">
            <text:p>68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麗興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68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71" calcext:value-type="float">
            <text:p>671</text:p>
          </table:table-cell>
          <table:table-cell table:style-name="ce4" office:value-type="string" calcext:value-type="string">
            <text:p>75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生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71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惠安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26" calcext:value-type="float">
            <text:p>1,026</text:p>
          </table:table-cell>
          <table:table-cell table:style-name="ce4" office:value-type="string" calcext:value-type="string">
            <text:p>70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山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67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哨船頭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70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鹽埕區</text:p>
          </table:table-cell>
          <table:table-cell table:style-name="ce2"/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7950" calcext:value-type="float">
            <text:p>7,950</text:p>
          </table:table-cell>
          <table:table-cell table:style-name="ce3" office:value-type="float" office:value="5228" calcext:value-type="float">
            <text:p>5,228</text:p>
          </table:table-cell>
          <table:table-cell table:style-name="ce3" office:value-type="float" office:value="14312" calcext:value-type="float">
            <text:p>14,31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4511" calcext:value-type="float">
            <text:p>14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11" calcext:value-type="float">
            <text:p>14,511</text:p>
          </table:table-cell>
          <table:table-cell table:style-name="ce3" office:value-type="float" office:value="5454" calcext:value-type="float">
            <text:p>5,454</text:p>
          </table:table-cell>
          <table:table-cell table:style-name="ce3" office:value-type="float" office:value="19965" calcext:value-type="float">
            <text:p>19,965</text:p>
          </table:table-cell>
          <table:table-cell table:style-name="ce4" office:value-type="string" calcext:value-type="string">
            <text:p>72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藍橋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星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68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48" calcext:value-type="float">
            <text:p>1,248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教仁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847" calcext:value-type="float">
            <text:p>1,847</text:p>
          </table:table-cell>
          <table:table-cell table:style-name="ce4" office:value-type="string" calcext:value-type="string">
            <text:p>75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樂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21" calcext:value-type="float">
            <text:p>521</text:p>
          </table:table-cell>
          <table:table-cell table:style-name="ce4" office:value-type="string" calcext:value-type="string">
            <text:p>75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62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育仁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濱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469" calcext:value-type="float">
            <text:p>1,469</text:p>
          </table:table-cell>
          <table:table-cell table:style-name="ce4" office:value-type="string" calcext:value-type="string">
            <text:p>76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地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47" calcext:value-type="float">
            <text:p>647</text:p>
          </table:table-cell>
          <table:table-cell table:style-name="ce4" office:value-type="string" calcext:value-type="string">
            <text:p>7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端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70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都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西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府北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906" calcext:value-type="float">
            <text:p>1,906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橋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35" calcext:value-type="float">
            <text:p>1,035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瀨南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20" calcext:value-type="float">
            <text:p>520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化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77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南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前金區</text:p>
          </table:table-cell>
          <table:table-cell table:style-name="ce2"/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8630" calcext:value-type="float">
            <text:p>8,630</text:p>
          </table:table-cell>
          <table:table-cell table:style-name="ce3" office:value-type="float" office:value="6897" calcext:value-type="float">
            <text:p>6,897</text:p>
          </table:table-cell>
          <table:table-cell table:style-name="ce3" office:value-type="float" office:value="16862" calcext:value-type="float">
            <text:p>16,86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7136" calcext:value-type="float">
            <text:p>17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36" calcext:value-type="float">
            <text:p>17,136</text:p>
          </table:table-cell>
          <table:table-cell table:style-name="ce3" office:value-type="float" office:value="6848" calcext:value-type="float">
            <text:p>6,848</text:p>
          </table:table-cell>
          <table:table-cell table:style-name="ce3" office:value-type="float" office:value="23984" calcext:value-type="float">
            <text:p>23,984</text:p>
          </table:table-cell>
          <table:table-cell table:style-name="ce4" office:value-type="string" calcext:value-type="string">
            <text:p>71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川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6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江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08" calcext:value-type="float">
            <text:p>1,308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城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69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金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1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金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0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476" calcext:value-type="float">
            <text:p>3,476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金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862" calcext:value-type="float">
            <text:p>1,862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14" calcext:value-type="float">
            <text:p>814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元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投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59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民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87" calcext:value-type="float">
            <text:p>887</text:p>
          </table:table-cell>
          <table:table-cell table:style-name="ce4" office:value-type="string" calcext:value-type="string">
            <text:p>69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東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75" calcext:value-type="float">
            <text:p>1,375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西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孝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生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08" calcext:value-type="float">
            <text:p>1,608</text:p>
          </table:table-cell>
          <table:table-cell table:style-name="ce4" office:value-type="string" calcext:value-type="string">
            <text:p>71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復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西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東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84" calcext:value-type="float">
            <text:p>1,084</text:p>
          </table:table-cell>
          <table:table-cell table:style-name="ce4" office:value-type="string" calcext:value-type="string">
            <text:p>75.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興區</text:p>
          </table:table-cell>
          <table:table-cell table:style-name="ce2"/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15586" calcext:value-type="float">
            <text:p>15,586</text:p>
          </table:table-cell>
          <table:table-cell table:style-name="ce3" office:value-type="float" office:value="11986" calcext:value-type="float">
            <text:p>11,986</text:p>
          </table:table-cell>
          <table:table-cell table:style-name="ce3" office:value-type="float" office:value="29733" calcext:value-type="float">
            <text:p>29,73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0221" calcext:value-type="float">
            <text:p>30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21" calcext:value-type="float">
            <text:p>30,221</text:p>
          </table:table-cell>
          <table:table-cell table:style-name="ce3" office:value-type="float" office:value="11784" calcext:value-type="float">
            <text:p>11,784</text:p>
          </table:table-cell>
          <table:table-cell table:style-name="ce3" office:value-type="float" office:value="42005" calcext:value-type="float">
            <text:p>42,005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浩然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679" calcext:value-type="float">
            <text:p>1,679</text:p>
          </table:table-cell>
          <table:table-cell table:style-name="ce4" office:value-type="string" calcext:value-type="string">
            <text:p>71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成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0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生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717" calcext:value-type="float">
            <text:p>2,717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華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氣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政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聲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6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望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742" calcext:value-type="float">
            <text:p>1,742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聲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58" calcext:value-type="float">
            <text:p>858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蕉園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5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衡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昌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071" calcext:value-type="float">
            <text:p>2,071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796" calcext:value-type="float">
            <text:p>2,796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耀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527" calcext:value-type="float">
            <text:p>1,527</text:p>
          </table:table-cell>
          <table:table-cell table:style-name="ce4" office:value-type="string" calcext:value-type="string">
            <text:p>75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平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171" calcext:value-type="float">
            <text:p>3,171</text:p>
          </table:table-cell>
          <table:table-cell table:style-name="ce4" office:value-type="string" calcext:value-type="string">
            <text:p>7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3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江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10" calcext:value-type="float">
            <text:p>1,010</text:p>
          </table:table-cell>
          <table:table-cell table:style-name="ce4" office:value-type="string" calcext:value-type="string">
            <text:p>68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0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愛平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810" calcext:value-type="float">
            <text:p>1,810</text:p>
          </table:table-cell>
          <table:table-cell table:style-name="ce4" office:value-type="string" calcext:value-type="string">
            <text:p>7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618" calcext:value-type="float">
            <text:p>2,618</text:p>
          </table:table-cell>
          <table:table-cell table:style-name="ce4" office:value-type="string" calcext:value-type="string">
            <text:p>6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莊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67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77" calcext:value-type="float">
            <text:p>977</text:p>
          </table:table-cell>
          <table:table-cell table:style-name="ce4" office:value-type="string" calcext:value-type="string">
            <text:p>73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秋山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6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驛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70" calcext:value-type="float">
            <text:p>870</text:p>
          </table:table-cell>
          <table:table-cell table:style-name="ce4" office:value-type="string" calcext:value-type="string">
            <text:p>69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64" calcext:value-type="float">
            <text:p>864</text:p>
          </table:table-cell>
          <table:table-cell table:style-name="ce4" office:value-type="string" calcext:value-type="string">
            <text:p>68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1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治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坡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111" calcext:value-type="float">
            <text:p>1,111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高雄市第7選舉區" table:style-name="ta7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高雄市第7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洪啟修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王和平統一</text:p>
            <text:p>司法改革黨</text:p>
          </table:table-cell>
          <table:table-cell table:style-name="ce1" office:value-type="string" calcext:value-type="string" table:number-columns-spanned="1" table:number-rows-spanned="3">
            <text:p>(3)</text:p>
            <text:p>鍾易仲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許智傑</text:p>
            <text:p>民主進步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978" calcext:value-type="float">
            <text:p>7,978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89355" calcext:value-type="float">
            <text:p>89,355</text:p>
          </table:table-cell>
          <table:table-cell table:style-name="ce3" office:value-type="float" office:value="109484" calcext:value-type="float">
            <text:p>109,484</text:p>
          </table:table-cell>
          <table:table-cell table:style-name="ce3" office:value-type="float" office:value="207958" calcext:value-type="float">
            <text:p>207,958</text:p>
          </table:table-cell>
          <table:table-cell table:style-name="ce3" office:value-type="float" office:value="3871" calcext:value-type="float">
            <text:p>3,871</text:p>
          </table:table-cell>
          <table:table-cell table:style-name="ce3" office:value-type="float" office:value="211829" calcext:value-type="float">
            <text:p>211,8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1836" calcext:value-type="float">
            <text:p>211,836</text:p>
          </table:table-cell>
          <table:table-cell table:style-name="ce3" office:value-type="float" office:value="81666" calcext:value-type="float">
            <text:p>81,666</text:p>
          </table:table-cell>
          <table:table-cell table:style-name="ce3" office:value-type="float" office:value="293502" calcext:value-type="float">
            <text:p>293,502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鳳山區</text:p>
          </table:table-cell>
          <table:table-cell table:style-name="ce2"/>
          <table:table-cell table:style-name="ce3" office:value-type="float" office:value="7978" calcext:value-type="float">
            <text:p>7,978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89355" calcext:value-type="float">
            <text:p>89,355</text:p>
          </table:table-cell>
          <table:table-cell table:style-name="ce3" office:value-type="float" office:value="109484" calcext:value-type="float">
            <text:p>109,484</text:p>
          </table:table-cell>
          <table:table-cell table:style-name="ce3" office:value-type="float" office:value="207958" calcext:value-type="float">
            <text:p>207,958</text:p>
          </table:table-cell>
          <table:table-cell table:style-name="ce3" office:value-type="float" office:value="3871" calcext:value-type="float">
            <text:p>3,871</text:p>
          </table:table-cell>
          <table:table-cell table:style-name="ce3" office:value-type="float" office:value="211829" calcext:value-type="float">
            <text:p>211,8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1836" calcext:value-type="float">
            <text:p>211,836</text:p>
          </table:table-cell>
          <table:table-cell table:style-name="ce3" office:value-type="float" office:value="81666" calcext:value-type="float">
            <text:p>81,666</text:p>
          </table:table-cell>
          <table:table-cell table:style-name="ce3" office:value-type="float" office:value="293502" calcext:value-type="float">
            <text:p>293,502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崗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3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縣衙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73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曹公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815" calcext:value-type="float">
            <text:p>1,815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3297" calcext:value-type="float">
            <text:p>3,29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559" calcext:value-type="float">
            <text:p>4,559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2639" calcext:value-type="float">
            <text:p>2,63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76" calcext:value-type="float">
            <text:p>2,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6" calcext:value-type="float">
            <text:p>2,676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734" calcext:value-type="float">
            <text:p>3,734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02" calcext:value-type="float">
            <text:p>3,202</text:p>
          </table:table-cell>
          <table:table-cell table:style-name="ce3" office:value-type="float" office:value="3449" calcext:value-type="float">
            <text:p>3,449</text:p>
          </table:table-cell>
          <table:table-cell table:style-name="ce3" office:value-type="float" office:value="7041" calcext:value-type="float">
            <text:p>7,04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7178" calcext:value-type="float">
            <text:p>7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8" calcext:value-type="float">
            <text:p>7,178</text:p>
          </table:table-cell>
          <table:table-cell table:style-name="ce3" office:value-type="float" office:value="2987" calcext:value-type="float">
            <text:p>2,987</text:p>
          </table:table-cell>
          <table:table-cell table:style-name="ce3" office:value-type="float" office:value="10165" calcext:value-type="float">
            <text:p>10,165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松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497" calcext:value-type="float">
            <text:p>2,497</text:p>
          </table:table-cell>
          <table:table-cell table:style-name="ce4" office:value-type="string" calcext:value-type="string">
            <text:p>70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366" calcext:value-type="float">
            <text:p>3,366</text:p>
          </table:table-cell>
          <table:table-cell table:style-name="ce4" office:value-type="string" calcext:value-type="string">
            <text:p>7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英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434" calcext:value-type="float">
            <text:p>3,434</text:p>
          </table:table-cell>
          <table:table-cell table:style-name="ce4" office:value-type="string" calcext:value-type="string">
            <text:p>73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5607" calcext:value-type="float">
            <text:p>5,6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715" calcext:value-type="float">
            <text:p>5,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5" calcext:value-type="float">
            <text:p>5,715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7794" calcext:value-type="float">
            <text:p>7,794</text:p>
          </table:table-cell>
          <table:table-cell table:style-name="ce4" office:value-type="string" calcext:value-type="string">
            <text:p>73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4270" calcext:value-type="float">
            <text:p>4,27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364" calcext:value-type="float">
            <text:p>4,3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65" calcext:value-type="float">
            <text:p>4,365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5988" calcext:value-type="float">
            <text:p>5,988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3015" calcext:value-type="float">
            <text:p>3,015</text:p>
          </table:table-cell>
          <table:table-cell table:style-name="ce3" office:value-type="float" office:value="6163" calcext:value-type="float">
            <text:p>6,16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272" calcext:value-type="float">
            <text:p>6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72" calcext:value-type="float">
            <text:p>6,272</text:p>
          </table:table-cell>
          <table:table-cell table:style-name="ce3" office:value-type="float" office:value="2343" calcext:value-type="float">
            <text:p>2,343</text:p>
          </table:table-cell>
          <table:table-cell table:style-name="ce3" office:value-type="float" office:value="8615" calcext:value-type="float">
            <text:p>8,615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衡里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3942" calcext:value-type="float">
            <text:p>3,942</text:p>
          </table:table-cell>
          <table:table-cell table:style-name="ce4" office:value-type="string" calcext:value-type="string">
            <text:p>71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福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45" calcext:value-type="float">
            <text:p>3,045</text:p>
          </table:table-cell>
          <table:table-cell table:style-name="ce3" office:value-type="float" office:value="3173" calcext:value-type="float">
            <text:p>3,173</text:p>
          </table:table-cell>
          <table:table-cell table:style-name="ce3" office:value-type="float" office:value="6604" calcext:value-type="float">
            <text:p>6,60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733" calcext:value-type="float">
            <text:p>6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3" calcext:value-type="float">
            <text:p>6,733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9093" calcext:value-type="float">
            <text:p>9,093</text:p>
          </table:table-cell>
          <table:table-cell table:style-name="ce4" office:value-type="string" calcext:value-type="string">
            <text:p>74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縣口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77" calcext:value-type="float">
            <text:p>377</text:p>
          </table:table-cell>
          <table:table-cell table:style-name="ce4" office:value-type="string" calcext:value-type="string">
            <text:p>70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25" calcext:value-type="float">
            <text:p>1,225</text:p>
          </table:table-cell>
          <table:table-cell table:style-name="ce4" office:value-type="string" calcext:value-type="string">
            <text:p>70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德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4308" calcext:value-type="float">
            <text:p>4,308</text:p>
          </table:table-cell>
          <table:table-cell table:style-name="ce4" office:value-type="string" calcext:value-type="string">
            <text:p>75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11" calcext:value-type="float">
            <text:p>811</text:p>
          </table:table-cell>
          <table:table-cell table:style-name="ce4" office:value-type="string" calcext:value-type="string">
            <text:p>75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5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3373" calcext:value-type="float">
            <text:p>3,373</text:p>
          </table:table-cell>
          <table:table-cell table:style-name="ce4" office:value-type="string" calcext:value-type="string">
            <text:p>33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130" calcext:value-type="float">
            <text:p>3,130</text:p>
          </table:table-cell>
          <table:table-cell table:style-name="ce4" office:value-type="string" calcext:value-type="string">
            <text:p>73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8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123" calcext:value-type="float">
            <text:p>2,12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883" calcext:value-type="float">
            <text:p>2,883</text:p>
          </table:table-cell>
          <table:table-cell table:style-name="ce4"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3110" calcext:value-type="float">
            <text:p>3,1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4251" calcext:value-type="float">
            <text:p>4,251</text:p>
          </table:table-cell>
          <table:table-cell table:style-name="ce4" office:value-type="string" calcext:value-type="string">
            <text:p>7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832" calcext:value-type="float">
            <text:p>3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2" calcext:value-type="float">
            <text:p>3,832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5319" calcext:value-type="float">
            <text:p>5,319</text:p>
          </table:table-cell>
          <table:table-cell table:style-name="ce4" office:value-type="string" calcext:value-type="string">
            <text:p>72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148" calcext:value-type="float">
            <text:p>3,148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誠義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651" calcext:value-type="float">
            <text:p>3,651</text:p>
          </table:table-cell>
          <table:table-cell table:style-name="ce4" office:value-type="string" calcext:value-type="string">
            <text:p>77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生明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892" calcext:value-type="float">
            <text:p>1,892</text:p>
          </table:table-cell>
          <table:table-cell table:style-name="ce4" office:value-type="string" calcext:value-type="string">
            <text:p>7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397" calcext:value-type="float">
            <text:p>2,397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609" calcext:value-type="float">
            <text:p>3,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9" calcext:value-type="float">
            <text:p>3,609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5012" calcext:value-type="float">
            <text:p>5,012</text:p>
          </table:table-cell>
          <table:table-cell table:style-name="ce4" office:value-type="string" calcext:value-type="string">
            <text:p>72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324" calcext:value-type="float">
            <text:p>3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4" calcext:value-type="float">
            <text:p>3,324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530" calcext:value-type="float">
            <text:p>4,530</text:p>
          </table:table-cell>
          <table:table-cell table:style-name="ce4" office:value-type="string" calcext:value-type="string">
            <text:p>73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3588" calcext:value-type="float">
            <text:p>3,58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68" calcext:value-type="float">
            <text:p>3,668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5237" calcext:value-type="float">
            <text:p>5,237</text:p>
          </table:table-cell>
          <table:table-cell table:style-name="ce4" office:value-type="string" calcext:value-type="string">
            <text:p>70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誠德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439" calcext:value-type="float">
            <text:p>2,439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誠信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894" calcext:value-type="float">
            <text:p>1,894</text:p>
          </table:table-cell>
          <table:table-cell table:style-name="ce4" office:value-type="string" calcext:value-type="string">
            <text:p>70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誠智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554" calcext:value-type="float">
            <text:p>2,554</text:p>
          </table:table-cell>
          <table:table-cell table:style-name="ce4" office:value-type="string" calcext:value-type="string">
            <text:p>68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東里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2337" calcext:value-type="float">
            <text:p>2,337</text:p>
          </table:table-cell>
          <table:table-cell table:style-name="ce3" office:value-type="float" office:value="4510" calcext:value-type="float">
            <text:p>4,51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581" calcext:value-type="float">
            <text:p>4,5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82" calcext:value-type="float">
            <text:p>4,582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6226" calcext:value-type="float">
            <text:p>6,226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頂里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047" calcext:value-type="float">
            <text:p>4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7" calcext:value-type="float">
            <text:p>4,047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5586" calcext:value-type="float">
            <text:p>5,586</text:p>
          </table:table-cell>
          <table:table-cell table:style-name="ce4" office:value-type="string" calcext:value-type="string">
            <text:p>72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800" calcext:value-type="float">
            <text:p>2,80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894" calcext:value-type="float">
            <text:p>3,894</text:p>
          </table:table-cell>
          <table:table-cell table:style-name="ce4" office:value-type="string" calcext:value-type="string">
            <text:p>72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光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704" calcext:value-type="float">
            <text:p>2,704</text:p>
          </table:table-cell>
          <table:table-cell table:style-name="ce4" office:value-type="string" calcext:value-type="string">
            <text:p>72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3" calcext:value-type="float">
            <text:p>2,503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524" calcext:value-type="float">
            <text:p>3,524</text:p>
          </table:table-cell>
          <table:table-cell table:style-name="ce4" office:value-type="string" calcext:value-type="string">
            <text:p>7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053" calcext:value-type="float">
            <text:p>3,053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隆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264" calcext:value-type="float">
            <text:p>2,264</text:p>
          </table:table-cell>
          <table:table-cell table:style-name="ce4" office:value-type="string" calcext:value-type="string">
            <text:p>70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435" calcext:value-type="float">
            <text:p>2,435</text:p>
          </table:table-cell>
          <table:table-cell table:style-name="ce4" office:value-type="string" calcext:value-type="string">
            <text:p>7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慶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39" calcext:value-type="float">
            <text:p>2,139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漢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4470" calcext:value-type="float">
            <text:p>4,470</text:p>
          </table:table-cell>
          <table:table-cell table:style-name="ce4" office:value-type="string" calcext:value-type="string">
            <text:p>70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甲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2" calcext:value-type="float">
            <text:p>2,11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867" calcext:value-type="float">
            <text:p>2,867</text:p>
          </table:table-cell>
          <table:table-cell table:style-name="ce4" office:value-type="string" calcext:value-type="string">
            <text:p>73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武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438" calcext:value-type="float">
            <text:p>2,438</text:p>
          </table:table-cell>
          <table:table-cell table:style-name="ce4" office:value-type="string" calcext:value-type="string">
            <text:p>7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泰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2743" calcext:value-type="float">
            <text:p>2,74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804" calcext:value-type="float">
            <text:p>3,804</text:p>
          </table:table-cell>
          <table:table-cell table:style-name="ce4" office:value-type="string" calcext:value-type="string">
            <text:p>73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樂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2905" calcext:value-type="float">
            <text:p>2,90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0" calcext:value-type="float">
            <text:p>2,96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097" calcext:value-type="float">
            <text:p>4,097</text:p>
          </table:table-cell>
          <table:table-cell table:style-name="ce4" office:value-type="string" calcext:value-type="string">
            <text:p>72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強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3693" calcext:value-type="float">
            <text:p>3,69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752" calcext:value-type="float">
            <text:p>3,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2" calcext:value-type="float">
            <text:p>3,752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5008" calcext:value-type="float">
            <text:p>5,008</text:p>
          </table:table-cell>
          <table:table-cell table:style-name="ce4" office:value-type="string" calcext:value-type="string">
            <text:p>74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洋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2642" calcext:value-type="float">
            <text:p>2,6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564" calcext:value-type="float">
            <text:p>3,564</text:p>
          </table:table-cell>
          <table:table-cell table:style-name="ce4" office:value-type="string" calcext:value-type="string">
            <text:p>75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2712" calcext:value-type="float">
            <text:p>2,7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774" calcext:value-type="float">
            <text:p>3,774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老爺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4562" calcext:value-type="float">
            <text:p>4,56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634" calcext:value-type="float">
            <text:p>4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4" calcext:value-type="float">
            <text:p>4,634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6452" calcext:value-type="float">
            <text:p>6,452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259" calcext:value-type="float">
            <text:p>4,259</text:p>
          </table:table-cell>
          <table:table-cell table:style-name="ce4" office:value-type="string" calcext:value-type="string">
            <text:p>70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349" calcext:value-type="float">
            <text:p>2,349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2945" calcext:value-type="float">
            <text:p>2,94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307" calcext:value-type="float">
            <text:p>4,307</text:p>
          </table:table-cell>
          <table:table-cell table:style-name="ce4" office:value-type="string" calcext:value-type="string">
            <text:p>69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埤里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168" calcext:value-type="float">
            <text:p>4,168</text:p>
          </table:table-cell>
          <table:table-cell table:style-name="ce3" office:value-type="float" office:value="5168" calcext:value-type="float">
            <text:p>5,168</text:p>
          </table:table-cell>
          <table:table-cell table:style-name="ce3" office:value-type="float" office:value="9814" calcext:value-type="float">
            <text:p>9,81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9953" calcext:value-type="float">
            <text:p>9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3" calcext:value-type="float">
            <text:p>9,953</text:p>
          </table:table-cell>
          <table:table-cell table:style-name="ce3" office:value-type="float" office:value="3985" calcext:value-type="float">
            <text:p>3,985</text:p>
          </table:table-cell>
          <table:table-cell table:style-name="ce3" office:value-type="float" office:value="13938" calcext:value-type="float">
            <text:p>13,938</text:p>
          </table:table-cell>
          <table:table-cell table:style-name="ce4" office:value-type="string" calcext:value-type="string">
            <text:p>7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4141" calcext:value-type="float">
            <text:p>4,14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219" calcext:value-type="float">
            <text:p>4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9" calcext:value-type="float">
            <text:p>4,219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5774" calcext:value-type="float">
            <text:p>5,774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4622" calcext:value-type="float">
            <text:p>4,62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697" calcext:value-type="float">
            <text:p>4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7" calcext:value-type="float">
            <text:p>4,697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6249" calcext:value-type="float">
            <text:p>6,249</text:p>
          </table:table-cell>
          <table:table-cell table:style-name="ce4" office:value-type="string" calcext:value-type="string">
            <text:p>75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一甲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996" calcext:value-type="float">
            <text:p>2,996</text:p>
          </table:table-cell>
          <table:table-cell table:style-name="ce4" office:value-type="string" calcext:value-type="string">
            <text:p>69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3156" calcext:value-type="float">
            <text:p>3,15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421" calcext:value-type="float">
            <text:p>4,421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成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648" calcext:value-type="float">
            <text:p>2,648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3204" calcext:value-type="float">
            <text:p>3,20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263" calcext:value-type="float">
            <text:p>3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3" calcext:value-type="float">
            <text:p>3,263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4521" calcext:value-type="float">
            <text:p>4,521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甲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753" calcext:value-type="float">
            <text:p>1,753</text:p>
          </table:table-cell>
          <table:table-cell table:style-name="ce4" office:value-type="string" calcext:value-type="string">
            <text:p>70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善美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3688" calcext:value-type="float">
            <text:p>3,68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5412" calcext:value-type="float">
            <text:p>5,412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榮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239" calcext:value-type="float">
            <text:p>2,239</text:p>
          </table:table-cell>
          <table:table-cell table:style-name="ce4" office:value-type="string" calcext:value-type="string">
            <text:p>73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438" calcext:value-type="float">
            <text:p>2,438</text:p>
          </table:table-cell>
          <table:table-cell table:style-name="ce4" office:value-type="string" calcext:value-type="string">
            <text:p>7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3789" calcext:value-type="float">
            <text:p>3,789</text:p>
          </table:table-cell>
          <table:table-cell table:style-name="ce3" office:value-type="float" office:value="6441" calcext:value-type="float">
            <text:p>6,44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570" calcext:value-type="float">
            <text:p>6,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0" calcext:value-type="float">
            <text:p>6,570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8894" calcext:value-type="float">
            <text:p>8,894</text:p>
          </table:table-cell>
          <table:table-cell table:style-name="ce4" office:value-type="string" calcext:value-type="string">
            <text:p>73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興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191" calcext:value-type="float">
            <text:p>3,191</text:p>
          </table:table-cell>
          <table:table-cell table:style-name="ce4" office:value-type="string" calcext:value-type="string">
            <text:p>72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171" calcext:value-type="float">
            <text:p>4,171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866" calcext:value-type="float">
            <text:p>2,866</text:p>
          </table:table-cell>
          <table:table-cell table:style-name="ce4" office:value-type="string" calcext:value-type="string">
            <text:p>7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701" calcext:value-type="float">
            <text:p>3,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1" calcext:value-type="float">
            <text:p>3,701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5319" calcext:value-type="float">
            <text:p>5,319</text:p>
          </table:table-cell>
          <table:table-cell table:style-name="ce4" office:value-type="string" calcext:value-type="string">
            <text:p>69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542" calcext:value-type="float">
            <text:p>2,542</text:p>
          </table:table-cell>
          <table:table-cell table:style-name="ce4" office:value-type="string" calcext:value-type="string">
            <text:p>72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誠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3375" calcext:value-type="float">
            <text:p>3,37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7" calcext:value-type="float">
            <text:p>3,447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608" calcext:value-type="float">
            <text:p>4,608</text:p>
          </table:table-cell>
          <table:table-cell table:style-name="ce4" office:value-type="string" calcext:value-type="string">
            <text:p>74.78</text:p>
          </table:table-cell>
          <table:table-cell table:number-columns-repeated="1010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高雄市第8選舉區" table:style-name="ta8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高雄市第8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李政憲</text:p>
            <text:p>司法改革黨</text:p>
          </table:table-cell>
          <table:table-cell table:style-name="ce1" office:value-type="string" calcext:value-type="string" table:number-columns-spanned="1" table:number-rows-spanned="3">
            <text:p>(2)</text:p>
            <text:p>李明璇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賴瑞隆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湛秀英</text:p>
            <text:p>勞動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82602" calcext:value-type="float">
            <text:p>82,602</text:p>
          </table:table-cell>
          <table:table-cell table:style-name="ce3" office:value-type="float" office:value="121064" calcext:value-type="float">
            <text:p>121,064</text:p>
          </table:table-cell>
          <table:table-cell table:style-name="ce3" office:value-type="float" office:value="2876" calcext:value-type="float">
            <text:p>2,876</text:p>
          </table:table-cell>
          <table:table-cell table:style-name="ce3" office:value-type="float" office:value="209629" calcext:value-type="float">
            <text:p>209,629</text:p>
          </table:table-cell>
          <table:table-cell table:style-name="ce3" office:value-type="float" office:value="4014" calcext:value-type="float">
            <text:p>4,014</text:p>
          </table:table-cell>
          <table:table-cell table:style-name="ce3" office:value-type="float" office:value="213643" calcext:value-type="float">
            <text:p>213,6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3649" calcext:value-type="float">
            <text:p>213,649</text:p>
          </table:table-cell>
          <table:table-cell table:style-name="ce3" office:value-type="float" office:value="88815" calcext:value-type="float">
            <text:p>88,815</text:p>
          </table:table-cell>
          <table:table-cell table:style-name="ce3" office:value-type="float" office:value="302464" calcext:value-type="float">
            <text:p>302,464</text:p>
          </table:table-cell>
          <table:table-cell table:style-name="ce4" office:value-type="string" calcext:value-type="string">
            <text:p>70.6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旗津區</text:p>
          </table:table-cell>
          <table:table-cell table:style-name="ce2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057" calcext:value-type="float">
            <text:p>5,057</text:p>
          </table:table-cell>
          <table:table-cell table:style-name="ce3" office:value-type="float" office:value="9494" calcext:value-type="float">
            <text:p>9,49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4939" calcext:value-type="float">
            <text:p>14,93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5237" calcext:value-type="float">
            <text:p>15,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39" calcext:value-type="float">
            <text:p>15,239</text:p>
          </table:table-cell>
          <table:table-cell table:style-name="ce3" office:value-type="float" office:value="7646" calcext:value-type="float">
            <text:p>7,646</text:p>
          </table:table-cell>
          <table:table-cell table:style-name="ce3" office:value-type="float" office:value="22885" calcext:value-type="float">
            <text:p>22,885</text:p>
          </table:table-cell>
          <table:table-cell table:style-name="ce4" office:value-type="string" calcext:value-type="string">
            <text:p>66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旗下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69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66" calcext:value-type="float">
            <text:p>966</text:p>
          </table:table-cell>
          <table:table-cell table:style-name="ce4" office:value-type="string" calcext:value-type="string">
            <text:p>67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428" calcext:value-type="float">
            <text:p>1,428</text:p>
          </table:table-cell>
          <table:table-cell table:style-name="ce4" office:value-type="string" calcext:value-type="string">
            <text:p>69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099" calcext:value-type="float">
            <text:p>2,099</text:p>
          </table:table-cell>
          <table:table-cell table:style-name="ce4" office:value-type="string" calcext:value-type="string">
            <text:p>6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699" calcext:value-type="float">
            <text:p>2,699</text:p>
          </table:table-cell>
          <table:table-cell table:style-name="ce4" office:value-type="string" calcext:value-type="string">
            <text:p>64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70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汕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471" calcext:value-type="float">
            <text:p>2,471</text:p>
          </table:table-cell>
          <table:table-cell table:style-name="ce4" office:value-type="string" calcext:value-type="string">
            <text:p>64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汕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939" calcext:value-type="float">
            <text:p>1,939</text:p>
          </table:table-cell>
          <table:table-cell table:style-name="ce4" office:value-type="string" calcext:value-type="string">
            <text:p>64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2" calcext:value-type="float">
            <text:p>1,73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580" calcext:value-type="float">
            <text:p>2,580</text:p>
          </table:table-cell>
          <table:table-cell table:style-name="ce4" office:value-type="string" calcext:value-type="string">
            <text:p>6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695" calcext:value-type="float">
            <text:p>1,695</text:p>
          </table:table-cell>
          <table:table-cell table:style-name="ce4" office:value-type="string" calcext:value-type="string">
            <text:p>6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5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363" calcext:value-type="float">
            <text:p>2,363</text:p>
          </table:table-cell>
          <table:table-cell table:style-name="ce4" office:value-type="string" calcext:value-type="string">
            <text:p>70.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前鎮區</text:p>
          </table:table-cell>
          <table:table-cell table:style-name="ce2"/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43418" calcext:value-type="float">
            <text:p>43,418</text:p>
          </table:table-cell>
          <table:table-cell table:style-name="ce3" office:value-type="float" office:value="60917" calcext:value-type="float">
            <text:p>60,917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107501" calcext:value-type="float">
            <text:p>107,501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109593" calcext:value-type="float">
            <text:p>109,5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595" calcext:value-type="float">
            <text:p>109,595</text:p>
          </table:table-cell>
          <table:table-cell table:style-name="ce3" office:value-type="float" office:value="42980" calcext:value-type="float">
            <text:p>42,980</text:p>
          </table:table-cell>
          <table:table-cell table:style-name="ce3" office:value-type="float" office:value="152575" calcext:value-type="float">
            <text:p>152,575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衙里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3670" calcext:value-type="float">
            <text:p>3,67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723" calcext:value-type="float">
            <text:p>5,72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827" calcext:value-type="float">
            <text:p>5,8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7" calcext:value-type="float">
            <text:p>5,827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8456" calcext:value-type="float">
            <text:p>8,456</text:p>
          </table:table-cell>
          <table:table-cell table:style-name="ce4" office:value-type="string" calcext:value-type="string">
            <text:p>68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孝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198" calcext:value-type="float">
            <text:p>2,198</text:p>
          </table:table-cell>
          <table:table-cell table:style-name="ce4"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436" calcext:value-type="float">
            <text:p>3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6" calcext:value-type="float">
            <text:p>3,436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736" calcext:value-type="float">
            <text:p>4,736</text:p>
          </table:table-cell>
          <table:table-cell table:style-name="ce4" office:value-type="string" calcext:value-type="string">
            <text:p>72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義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089" calcext:value-type="float">
            <text:p>2,089</text:p>
          </table:table-cell>
          <table:table-cell table:style-name="ce4" office:value-type="string" calcext:value-type="string">
            <text:p>75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德昌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690" calcext:value-type="float">
            <text:p>1,690</text:p>
          </table:table-cell>
          <table:table-cell table:style-name="ce4" office:value-type="string" calcext:value-type="string">
            <text:p>6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2826" calcext:value-type="float">
            <text:p>2,826</text:p>
          </table:table-cell>
          <table:table-cell table:style-name="ce4" office:value-type="string" calcext:value-type="string">
            <text:p>47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昌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66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禮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31" calcext:value-type="float">
            <text:p>1,431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259" calcext:value-type="float">
            <text:p>1,259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德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054" calcext:value-type="float">
            <text:p>2,054</text:p>
          </table:table-cell>
          <table:table-cell table:style-name="ce4" office:value-type="string" calcext:value-type="string">
            <text:p>69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道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72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12" calcext:value-type="float">
            <text:p>612</text:p>
          </table:table-cell>
          <table:table-cell table:style-name="ce4" office:value-type="string" calcext:value-type="string">
            <text:p>74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前鎮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3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543" calcext:value-type="float">
            <text:p>1,543</text:p>
          </table:table-cell>
          <table:table-cell table:style-name="ce4" office:value-type="string" calcext:value-type="string">
            <text:p>77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榮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881" calcext:value-type="float">
            <text:p>1,881</text:p>
          </table:table-cell>
          <table:table-cell table:style-name="ce4" office:value-type="string" calcext:value-type="string">
            <text:p>69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昌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23" calcext:value-type="float">
            <text:p>1,823</text:p>
          </table:table-cell>
          <table:table-cell table:style-name="ce4" office:value-type="string" calcext:value-type="string">
            <text:p>7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761" calcext:value-type="float">
            <text:p>3,761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陽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84" calcext:value-type="float">
            <text:p>884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邦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724" calcext:value-type="float">
            <text:p>2,724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中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純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35" calcext:value-type="float">
            <text:p>2,435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714" calcext:value-type="float">
            <text:p>3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4" calcext:value-type="float">
            <text:p>3,714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5051" calcext:value-type="float">
            <text:p>5,051</text:p>
          </table:table-cell>
          <table:table-cell table:style-name="ce4" office:value-type="string" calcext:value-type="string">
            <text:p>73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789" calcext:value-type="float">
            <text:p>1,789</text:p>
          </table:table-cell>
          <table:table-cell table:style-name="ce4" office:value-type="string" calcext:value-type="string">
            <text:p>7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山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058" calcext:value-type="float">
            <text:p>3,058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680" calcext:value-type="float">
            <text:p>3,680</text:p>
          </table:table-cell>
          <table:table-cell table:style-name="ce4" office:value-type="string" calcext:value-type="string">
            <text:p>76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隆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282" calcext:value-type="float">
            <text:p>2,282</text:p>
          </table:table-cell>
          <table:table-cell table:style-name="ce4" office:value-type="string" calcext:value-type="string">
            <text:p>72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良和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628" calcext:value-type="float">
            <text:p>2,628</text:p>
          </table:table-cell>
          <table:table-cell table:style-name="ce4" office:value-type="string" calcext:value-type="string">
            <text:p>74.0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甲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54" calcext:value-type="float">
            <text:p>1,954</text:p>
          </table:table-cell>
          <table:table-cell table:style-name="ce4" office:value-type="string" calcext:value-type="string">
            <text:p>71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盛興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567" calcext:value-type="float">
            <text:p>2,567</text:p>
          </table:table-cell>
          <table:table-cell table:style-name="ce4" office:value-type="string" calcext:value-type="string">
            <text:p>68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盛豐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881" calcext:value-type="float">
            <text:p>2,881</text:p>
          </table:table-cell>
          <table:table-cell table:style-name="ce4" office:value-type="string" calcext:value-type="string">
            <text:p>6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808" calcext:value-type="float">
            <text:p>2,808</text:p>
          </table:table-cell>
          <table:table-cell table:style-name="ce4"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東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792" calcext:value-type="float">
            <text:p>3,79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859" calcext:value-type="float">
            <text:p>3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9" calcext:value-type="float">
            <text:p>3,859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5362" calcext:value-type="float">
            <text:p>5,362</text:p>
          </table:table-cell>
          <table:table-cell table:style-name="ce4" office:value-type="string" calcext:value-type="string">
            <text:p>7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207" calcext:value-type="float">
            <text:p>3,207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國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410" calcext:value-type="float">
            <text:p>2,410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內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475" calcext:value-type="float">
            <text:p>2,475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955" calcext:value-type="float">
            <text:p>1,955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90" calcext:value-type="float">
            <text:p>4,59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674" calcext:value-type="float">
            <text:p>4,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4" calcext:value-type="float">
            <text:p>4,674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6420" calcext:value-type="float">
            <text:p>6,420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403" calcext:value-type="float">
            <text:p>2,403</text:p>
          </table:table-cell>
          <table:table-cell table:style-name="ce4" office:value-type="string" calcext:value-type="string">
            <text:p>73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西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804" calcext:value-type="float">
            <text:p>3,804</text:p>
          </table:table-cell>
          <table:table-cell table:style-name="ce4" office:value-type="string" calcext:value-type="string">
            <text:p>74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207" calcext:value-type="float">
            <text:p>3,207</text:p>
          </table:table-cell>
          <table:table-cell table:style-name="ce4" office:value-type="string" calcext:value-type="string">
            <text:p>73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957" calcext:value-type="float">
            <text:p>1,957</text:p>
          </table:table-cell>
          <table:table-cell table:style-name="ce4" office:value-type="string" calcext:value-type="string">
            <text:p>74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南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37" calcext:value-type="float">
            <text:p>3,03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9" calcext:value-type="float">
            <text:p>3,109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292" calcext:value-type="float">
            <text:p>4,292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76" calcext:value-type="float">
            <text:p>2,476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63" calcext:value-type="float">
            <text:p>2,96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172" calcext:value-type="float">
            <text:p>4,172</text:p>
          </table:table-cell>
          <table:table-cell table:style-name="ce4" office:value-type="string" calcext:value-type="string">
            <text:p>72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東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128" calcext:value-type="float">
            <text:p>2,128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和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712" calcext:value-type="float">
            <text:p>1,712</text:p>
          </table:table-cell>
          <table:table-cell table:style-name="ce4" office:value-type="string" calcext:value-type="string">
            <text:p>72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平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201" calcext:value-type="float">
            <text:p>3,201</text:p>
          </table:table-cell>
          <table:table-cell table:style-name="ce4" office:value-type="string" calcext:value-type="string">
            <text:p>75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隆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206" calcext:value-type="float">
            <text:p>3,206</text:p>
          </table:table-cell>
          <table:table-cell table:style-name="ce4" office:value-type="string" calcext:value-type="string">
            <text:p>71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北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063" calcext:value-type="float">
            <text:p>3,063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西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397" calcext:value-type="float">
            <text:p>2,397</text:p>
          </table:table-cell>
          <table:table-cell table:style-name="ce4" office:value-type="string" calcext:value-type="string">
            <text:p>71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崗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349" calcext:value-type="float">
            <text:p>2,349</text:p>
          </table:table-cell>
          <table:table-cell table:style-name="ce4" office:value-type="string" calcext:value-type="string">
            <text:p>73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62" calcext:value-type="float">
            <text:p>2,362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誠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11" calcext:value-type="float">
            <text:p>2,411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文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247" calcext:value-type="float">
            <text:p>2,247</text:p>
          </table:table-cell>
          <table:table-cell table:style-name="ce4" office:value-type="string" calcext:value-type="string">
            <text:p>70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華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035" calcext:value-type="float">
            <text:p>3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5" calcext:value-type="float">
            <text:p>3,035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134" calcext:value-type="float">
            <text:p>4,134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昌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930" calcext:value-type="float">
            <text:p>2,930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小港區</text:p>
          </table:table-cell>
          <table:table-cell table:style-name="ce2"/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34127" calcext:value-type="float">
            <text:p>34,127</text:p>
          </table:table-cell>
          <table:table-cell table:style-name="ce3" office:value-type="float" office:value="50653" calcext:value-type="float">
            <text:p>50,653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87189" calcext:value-type="float">
            <text:p>87,189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88813" calcext:value-type="float">
            <text:p>88,8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815" calcext:value-type="float">
            <text:p>88,815</text:p>
          </table:table-cell>
          <table:table-cell table:style-name="ce3" office:value-type="float" office:value="38189" calcext:value-type="float">
            <text:p>38,189</text:p>
          </table:table-cell>
          <table:table-cell table:style-name="ce3" office:value-type="float" office:value="127004" calcext:value-type="float">
            <text:p>127,004</text:p>
          </table:table-cell>
          <table:table-cell table:style-name="ce4" office:value-type="string" calcext:value-type="string">
            <text:p>6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港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056" calcext:value-type="float">
            <text:p>2,056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840" calcext:value-type="float">
            <text:p>2,840</text:p>
          </table:table-cell>
          <table:table-cell table:style-name="ce4" office:value-type="string" calcext:value-type="string">
            <text:p>72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正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249" calcext:value-type="float">
            <text:p>2,249</text:p>
          </table:table-cell>
          <table:table-cell table:style-name="ce4" office:value-type="string" calcext:value-type="string">
            <text:p>72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71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明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763" calcext:value-type="float">
            <text:p>2,763</text:p>
          </table:table-cell>
          <table:table-cell table:style-name="ce4" office:value-type="string" calcext:value-type="string">
            <text:p>67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后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308" calcext:value-type="float">
            <text:p>2,308</text:p>
          </table:table-cell>
          <table:table-cell table:style-name="ce4" office:value-type="string" calcext:value-type="string">
            <text:p>74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2996" calcext:value-type="float">
            <text:p>2,996</text:p>
          </table:table-cell>
          <table:table-cell table:style-name="ce4" office:value-type="string" calcext:value-type="string">
            <text:p>62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興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093" calcext:value-type="float">
            <text:p>2,093</text:p>
          </table:table-cell>
          <table:table-cell table:style-name="ce4" office:value-type="string" calcext:value-type="string">
            <text:p>73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宮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465" calcext:value-type="float">
            <text:p>2,465</text:p>
          </table:table-cell>
          <table:table-cell table:style-name="ce4" office:value-type="string" calcext:value-type="string">
            <text:p>6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店鎮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624" calcext:value-type="float">
            <text:p>3,62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686" calcext:value-type="float">
            <text:p>3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6" calcext:value-type="float">
            <text:p>3,686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5334" calcext:value-type="float">
            <text:p>5,334</text:p>
          </table:table-cell>
          <table:table-cell table:style-name="ce4" office:value-type="string" calcext:value-type="string">
            <text:p>69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苓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260" calcext:value-type="float">
            <text:p>2,260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苓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7" calcext:value-type="float">
            <text:p>2,317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371" calcext:value-type="float">
            <text:p>3,371</text:p>
          </table:table-cell>
          <table:table-cell table:style-name="ce4" office:value-type="string" calcext:value-type="string">
            <text:p>68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苓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524" calcext:value-type="float">
            <text:p>2,524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苓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79" calcext:value-type="float">
            <text:p>2,47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3665" calcext:value-type="float">
            <text:p>3,665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順苓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4128" calcext:value-type="float">
            <text:p>4,128</text:p>
          </table:table-cell>
          <table:table-cell table:style-name="ce4" office:value-type="string" calcext:value-type="string">
            <text:p>68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六苓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368" calcext:value-type="float">
            <text:p>2,368</text:p>
          </table:table-cell>
          <table:table-cell table:style-name="ce4" office:value-type="string" calcext:value-type="string">
            <text:p>7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宏亮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927" calcext:value-type="float">
            <text:p>2,927</text:p>
          </table:table-cell>
          <table:table-cell table:style-name="ce4" office:value-type="string" calcext:value-type="string">
            <text:p>69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80" calcext:value-type="float">
            <text:p>1,8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0" calcext:value-type="float">
            <text:p>1,88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719" calcext:value-type="float">
            <text:p>2,719</text:p>
          </table:table-cell>
          <table:table-cell table:style-name="ce4" office:value-type="string" calcext:value-type="string">
            <text:p>6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島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143" calcext:value-type="float">
            <text:p>2,143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濟南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66" calcext:value-type="float">
            <text:p>2,66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805" calcext:value-type="float">
            <text:p>3,805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020" calcext:value-type="float">
            <text:p>3,020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明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750" calcext:value-type="float">
            <text:p>2,750</text:p>
          </table:table-cell>
          <table:table-cell table:style-name="ce3" office:value-type="float" office:value="4356" calcext:value-type="float">
            <text:p>4,35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7313" calcext:value-type="float">
            <text:p>7,31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432" calcext:value-type="float">
            <text:p>7,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2" calcext:value-type="float">
            <text:p>7,432</text:p>
          </table:table-cell>
          <table:table-cell table:style-name="ce3" office:value-type="float" office:value="3210" calcext:value-type="float">
            <text:p>3,210</text:p>
          </table:table-cell>
          <table:table-cell table:style-name="ce3" office:value-type="float" office:value="10642" calcext:value-type="float">
            <text:p>10,642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松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178" calcext:value-type="float">
            <text:p>4,178</text:p>
          </table:table-cell>
          <table:table-cell table:style-name="ce4" office:value-type="string" calcext:value-type="string">
            <text:p>69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金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332" calcext:value-type="float">
            <text:p>2,332</text:p>
          </table:table-cell>
          <table:table-cell table:style-name="ce4" office:value-type="string" calcext:value-type="string">
            <text:p>71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山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012" calcext:value-type="float">
            <text:p>3,012</text:p>
          </table:table-cell>
          <table:table-cell table:style-name="ce4" office:value-type="string" calcext:value-type="string">
            <text:p>74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坪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763" calcext:value-type="float">
            <text:p>2,763</text:p>
          </table:table-cell>
          <table:table-cell table:style-name="ce4" office:value-type="string" calcext:value-type="string">
            <text:p>69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2351" calcext:value-type="float">
            <text:p>2,35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921" calcext:value-type="float">
            <text:p>3,92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89" calcext:value-type="float">
            <text:p>3,9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90" calcext:value-type="float">
            <text:p>3,990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5900" calcext:value-type="float">
            <text:p>5,900</text:p>
          </table:table-cell>
          <table:table-cell table:style-name="ce4" office:value-type="string" calcext:value-type="string">
            <text:p>67.6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孔宅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063" calcext:value-type="float">
            <text:p>3,06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119" calcext:value-type="float">
            <text:p>3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9" calcext:value-type="float">
            <text:p>3,119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4460" calcext:value-type="float">
            <text:p>4,460</text:p>
          </table:table-cell>
          <table:table-cell table:style-name="ce4" office:value-type="string" calcext:value-type="string">
            <text:p>6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廈莊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84" calcext:value-type="float">
            <text:p>2,78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4045" calcext:value-type="float">
            <text:p>4,045</text:p>
          </table:table-cell>
          <table:table-cell table:style-name="ce4" office:value-type="string" calcext:value-type="string">
            <text:p>70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作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515" calcext:value-type="float">
            <text:p>2,515</text:p>
          </table:table-cell>
          <table:table-cell table:style-name="ce4" office:value-type="string" calcext:value-type="string">
            <text:p>73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159" calcext:value-type="float">
            <text:p>5,15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251" calcext:value-type="float">
            <text:p>5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1" calcext:value-type="float">
            <text:p>5,251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7352" calcext:value-type="float">
            <text:p>7,352</text:p>
          </table:table-cell>
          <table:table-cell table:style-name="ce4" office:value-type="string" calcext:value-type="string">
            <text:p>71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厝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385" calcext:value-type="float">
            <text:p>3,385</text:p>
          </table:table-cell>
          <table:table-cell table:style-name="ce4" office:value-type="string" calcext:value-type="string">
            <text:p>68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998" calcext:value-type="float">
            <text:p>2,998</text:p>
          </table:table-cell>
          <table:table-cell table:style-name="ce4" office:value-type="string" calcext:value-type="string">
            <text:p>66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2969" calcext:value-type="float">
            <text:p>2,969</text:p>
          </table:table-cell>
          <table:table-cell table:style-name="ce4" office:value-type="string" calcext:value-type="string">
            <text:p>6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森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134" calcext:value-type="float">
            <text:p>2,134</text:p>
          </table:table-cell>
          <table:table-cell table:style-name="ce4" office:value-type="string" calcext:value-type="string">
            <text:p>69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林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936" calcext:value-type="float">
            <text:p>2,936</text:p>
          </table:table-cell>
          <table:table-cell table:style-name="ce4" office:value-type="string" calcext:value-type="string">
            <text:p>6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興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408" calcext:value-type="float">
            <text:p>2,408</text:p>
          </table:table-cell>
          <table:table-cell table:style-name="ce4" office:value-type="string" calcext:value-type="string">
            <text:p>68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鳳源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3484" calcext:value-type="float">
            <text:p>3,484</text:p>
          </table:table-cell>
          <table:table-cell table:style-name="ce4" office:value-type="string" calcext:value-type="string">
            <text:p>66.33</text:p>
          </table:table-cell>
          <table:table-cell table:number-columns-repeated="1010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高雄市第1選舉區" style:display-name="PageStyle_高雄市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高雄市第2選舉區" style:display-name="PageStyle_高雄市第2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高雄市第4選舉區" style:display-name="PageStyle_高雄市第4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高雄市第3選舉區" style:display-name="PageStyle_高雄市第3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高雄市第5選舉區" style:display-name="PageStyle_高雄市第5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高雄市第6選舉區" style:display-name="PageStyle_高雄市第6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高雄市第7選舉區" style:display-name="PageStyle_高雄市第7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高雄市第8選舉區" style:display-name="PageStyle_高雄市第8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0</meta:creation-date>
    <meta:initial-creator>Apache POI</meta:initial-creator>
    <meta:generator>LibreOffice/6.0.7.3$Linux_X86_64 LibreOffice_project/00m0$Build-3</meta:generator>
    <meta:document-statistic meta:table-count="8" meta:cell-count="11772" meta:object-count="0"/>
  </office:meta>
</office:document-meta>
</file>